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000000" draw:opacity="20%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none" draw:fill="solid" draw:fill-color="#ff6347"/>
    </style:style>
    <style:style style:name="gr5" style:family="graphic" style:parent-style-name="standard">
      <style:graphic-properties draw:stroke="none" draw:fill="solid" draw:fill-color="#111111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9.785cm" fo:min-width="10cm" loext:glow-color="#000000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000000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1.841cm" fo:min-width="21.967cm" draw:shadow-opacity="100%" loext:glow-color="#000000"/>
      <style:paragraph-properties style:writing-mode="lr-tb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1.841cm" fo:min-width="21.968cm" draw:shadow-opacity="100%" loext:glow-color="#000000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1.732cm" fo:min-width="21.967cm" draw:shadow-opacity="100%" loext:glow-color="#000000"/>
      <style:paragraph-properties style:writing-mode="lr-tb"/>
    </style:style>
    <style:style style:name="gr11" style:family="graphic" style:parent-style-name="standard">
      <style:graphic-properties svg:stroke-color="#000000" draw:fill-color="#000000" draw:textarea-horizontal-align="justify" draw:textarea-vertical-align="middle" draw:auto-grow-height="false" fo:min-height="1.837cm" fo:min-width="21.967cm" draw:shadow-opacity="100%" loext:glow-color="#000000"/>
      <style:paragraph-properties style:writing-mode="lr-tb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3.312cm" fo:min-width="49.688cm" draw:shadow-opacity="100%" loext:glow-color="#000000"/>
      <style:paragraph-properties style:writing-mode="lr-tb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838cm" fo:min-width="26.152cm" draw:shadow-opacity="100%" loext:glow-color="#000000"/>
      <style:paragraph-properties style:writing-mode="lr-tb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1.843cm" fo:min-width="21.967cm" draw:shadow-opacity="100%" loext:glow-color="#000000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84cm" fo:min-width="21.967cm" draw:shadow-opacity="100%" loext:glow-color="#000000"/>
      <style:paragraph-properties style:writing-mode="lr-tb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1.841cm" fo:min-width="21.966cm" draw:shadow-opacity="100%" loext:glow-color="#000000"/>
      <style:paragraph-properties style:writing-mode="lr-tb"/>
    </style:style>
    <style:style style:name="gr17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1.841cm" fo:min-width="9.5cm" draw:shadow-opacity="100%" loext:glow-color="#000000"/>
      <style:paragraph-properties style:writing-mode="lr-tb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1.836cm" fo:min-width="9.5cm" draw:shadow-opacity="100%" loext:glow-color="#000000"/>
      <style:paragraph-properties style:writing-mode="lr-tb"/>
    </style:style>
    <style:style style:name="gr19" style:family="graphic" style:parent-style-name="standard">
      <style:graphic-properties svg:stroke-color="#ffffff" draw:fill-color="#ffffff" draw:textarea-horizontal-align="justify" draw:textarea-vertical-align="middle" draw:auto-grow-height="false" fo:min-height="2.575cm" fo:min-width="16.214cm" loext:glow-color="#000000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 draw:opacity="20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solid" draw:fill-color="#ff6347"/>
    </style:style>
    <style:style style:name="P5" style:family="paragraph">
      <loext:graphic-properties draw:fill="solid" draw:fill-color="#111111"/>
    </style:style>
    <style:style style:name="P6" style:family="paragraph"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color="#ffffff" loext:opacity="100%" fo:font-size="72pt" style:font-size-asian="72pt" style:font-size-complex="72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0" style:family="paragraph">
      <loext:graphic-properties draw:fill-color="#000000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1" style:family="paragraph"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2" style:family="paragraph">
      <loext:graphic-properties draw:fill-color="#ffffff"/>
      <style:paragraph-properties fo:text-align="center" style:writing-mode="lr-tb"/>
      <style:text-properties fo:color="#000000" loext:opacity="100%" style:font-name="Papyrus" fo:font-size="28pt" style:font-size-asian="28pt" style:font-size-complex="28pt"/>
    </style:style>
    <style:style style:name="P13" style:family="paragraph">
      <loext:graphic-properties draw:fill="solid" draw:fill-color="#000000" draw:opacity="100%"/>
      <style:paragraph-properties fo:text-align="center" style:writing-mode="lr-tb"/>
      <style:text-properties style:font-name="Bahnschrift Light Condensed" fo:font-size="22pt" style:font-size-asian="22pt" style:font-size-complex="22pt"/>
    </style:style>
    <style:style style:name="P14" style:family="paragraph"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15" style:family="paragraph">
      <loext:graphic-properties draw:fill-color="#ffffff"/>
      <style:paragraph-properties fo:text-align="center" style:writing-mode="lr-tb"/>
      <style:text-properties fo:color="#000000" loext:opacity="100%" style:font-name="Bahnschrift Light Condensed" fo:font-size="22pt" style:font-size-asian="22pt" style:font-size-complex="22pt"/>
    </style:style>
    <style:style style:name="P16" style:family="paragraph">
      <loext:graphic-properties draw:fill="solid" draw:fill-color="#ffffff"/>
      <style:paragraph-properties style:writing-mode="lr-tb"/>
    </style:style>
    <style:style style:name="T1" style:family="text">
      <style:text-properties fo:color="#ffffff" loext:opacity="100%" fo:font-size="72pt" style:font-size-asian="72pt" style:font-size-complex="72pt"/>
    </style:style>
    <style:style style:name="T2" style:family="text">
      <style:text-properties style:font-name="Bahnschrift Light Condensed" fo:font-size="22pt" style:font-size-asian="22pt" style:font-size-complex="22pt"/>
    </style:style>
    <style:style style:name="T3" style:family="text">
      <style:text-properties fo:color="#000000" loext:opacity="100%" style:font-name="Century" fo:font-size="28pt" style:font-size-asian="28pt" style:font-size-complex="28pt"/>
    </style:style>
    <style:style style:name="T4" style:family="text">
      <style:text-properties fo:color="#000000" loext:opacity="100%" style:font-name="Papyrus" fo:font-size="28pt" style:font-size-asian="28pt" style:font-size-complex="28pt"/>
    </style:style>
    <style:style style:name="T5" style:family="text">
      <style:text-properties fo:color="#000000" loext:opacity="100%" style:font-name="Bahnschrift Light Condensed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18.748cm" svg:height="108.584cm" svg:x="0.078cm" svg:y="0.038cm" svg:viewBox="0 0 118749 108585" draw:points="0,108585 118749,108585 118749,0 0,0">
          <text:p/>
        </draw:polygon>
        <draw:polygon draw:style-name="gr2" draw:text-style-name="P2" draw:layer="layout" svg:width="118.897cm" svg:height="108.731cm" svg:x="0.002cm" svg:y="-0.036cm" svg:viewBox="0 0 118898 108732" draw:points="0,108732 118898,108732 118898,0 0,0">
          <text:p/>
        </draw:polygon>
        <draw:polygon draw:style-name="gr1" draw:text-style-name="P1" draw:layer="layout" svg:width="118.748cm" svg:height="108.584cm" svg:x="0.078cm" svg:y="0.038cm" svg:viewBox="0 0 118749 108585" draw:points="0,108585 118749,108585 118749,0 0,0">
          <text:p/>
        </draw:polygon>
        <draw:polygon draw:style-name="gr1" draw:text-style-name="P1" draw:layer="layout" svg:width="118.748cm" svg:height="108.584cm" svg:x="0.078cm" svg:y="0.038cm" svg:viewBox="0 0 118749 108585" draw:points="0,108585 118749,108585 118749,0 0,0">
          <text:p/>
        </draw:polygon>
        <draw:polygon draw:style-name="gr3" draw:text-style-name="P3" draw:layer="layout" svg:width="118.896cm" svg:height="11.187cm" svg:x="0.002cm" svg:y="0.11cm" svg:viewBox="0 0 118897 11188" draw:points="0,11188 118897,11188 118897,0 0,0">
          <text:p/>
        </draw:polygon>
        <draw:polygon draw:style-name="gr1" draw:text-style-name="P1" draw:layer="layout" svg:width="118.528cm" svg:height="0.073cm" svg:x="0.002cm" svg:y="0.11cm" svg:viewBox="0 0 118529 74" draw:points="0,74 118529,74 118529,0 0,0">
          <text:p/>
        </draw:polygon>
        <draw:polygon draw:style-name="gr1" draw:text-style-name="P1" draw:layer="layout" svg:width="118.528cm" svg:height="0.075cm" svg:x="0.002cm" svg:y="11.222cm" svg:viewBox="0 0 118529 76" draw:points="0,76 118529,76 118529,0 0,0">
          <text:p/>
        </draw:polygon>
        <draw:polygon draw:style-name="gr1" draw:text-style-name="P1" draw:layer="layout" svg:width="0.076cm" svg:height="11.187cm" svg:x="0.002cm" svg:y="0.11cm" svg:viewBox="0 0 77 11188" draw:points="0,11188 77,11188 77,0 0,0">
          <text:p/>
        </draw:polygon>
        <draw:polygon draw:style-name="gr1" draw:text-style-name="P1" draw:layer="layout" svg:width="0.074cm" svg:height="11.187cm" svg:x="118.456cm" svg:y="0.11cm" svg:viewBox="0 0 75 11188" draw:points="0,11188 75,11188 75,0 0,0">
          <text:p/>
        </draw:polygon>
        <draw:polygon draw:style-name="gr4" draw:text-style-name="P4" draw:layer="layout" svg:width="10.34cm" svg:height="5.084cm" svg:x="107.527cm" svg:y="2.435cm" svg:viewBox="0 0 10341 5085" draw:points="0,5085 10341,5085 10341,0 0,0">
          <text:p/>
        </draw:polygon>
        <draw:polygon draw:style-name="gr1" draw:text-style-name="P1" draw:layer="layout" svg:width="10.34cm" svg:height="0.073cm" svg:x="107.527cm" svg:y="2.435cm" svg:viewBox="0 0 10341 74" draw:points="0,74 10341,74 10341,0 0,0">
          <text:p/>
        </draw:polygon>
        <draw:polygon draw:style-name="gr1" draw:text-style-name="P1" draw:layer="layout" svg:width="10.34cm" svg:height="0.073cm" svg:x="107.527cm" svg:y="7.446cm" svg:viewBox="0 0 10341 74" draw:points="0,74 10341,74 10341,0 0,0">
          <text:p/>
        </draw:polygon>
        <draw:polygon draw:style-name="gr1" draw:text-style-name="P1" draw:layer="layout" svg:width="0.074cm" svg:height="5.084cm" svg:x="107.527cm" svg:y="2.435cm" svg:viewBox="0 0 75 5085" draw:points="0,5085 75,5085 75,0 0,0">
          <text:p/>
        </draw:polygon>
        <draw:polygon draw:style-name="gr1" draw:text-style-name="P1" draw:layer="layout" svg:width="0.076cm" svg:height="5.084cm" svg:x="117.791cm" svg:y="2.435cm" svg:viewBox="0 0 77 5085" draw:points="0,5085 77,5085 77,0 0,0">
          <text:p/>
        </draw:polygon>
        <draw:path draw:style-name="gr1" draw:text-style-name="P1" draw:layer="layout" svg:width="4.001cm" svg:height="0.823cm" svg:x="110.721cm" svg:y="4.528cm" svg:viewBox="0 0 4002 824" svg:d="M398 91c-90 0-161 28-212 84-50 58-75 134-75 235 0 96 27 177 79 236 53 58 124 89 212 89 113 0 199-56 257-167l90 46c-33 67-81 121-142 156-61 37-130 54-209 54-84 0-153-17-214-50-60-33-104-82-136-144-31-62-48-136-48-220 0-128 36-227 105-301 71-72 167-109 291-109 88 0 159 16 217 51 59 33 101 83 128 149l-105 33c-18-46-48-83-90-107-42-23-92-35-148-35zM1400 506c0 105-23 188-71 239-48 52-119 79-209 79-92 0-161-27-207-83-46-53-71-134-71-235 0-212 94-319 280-319 96 0 165 25 211 77 44 51 67 133 67 242zM1292 506c0-86-13-148-40-185-25-39-67-60-128-60s-105 21-132 60-40 101-40 185c0 81 13 140 40 182 25 41 69 59 126 59 63 0 107-18 134-57 25-39 40-101 40-184zM1926 813v-389c0-41-4-74-13-95-8-22-21-39-37-49-19-8-44-14-80-14-50 0-90 16-117 49-29 35-44 82-44 142v356h-105v-484c0-72 0-115-2-129h99c0 0 0 6 0 14 2 8 2 19 2 29s0 31 2 60h2c23-42 50-72 81-89 32-18 72-27 118-27 69 0 119 17 150 50 32 35 49 88 49 167v409zM2426 809c-35 8-69 12-104 12-84 0-126-47-126-140v-409h-71v-72h75l32-138h69v138h115v72h-115v389c0 29 4 49 14 62 9 12 25 18 50 18 13 0 34-4 61-8zM2671 824c-61 0-109-17-140-50-32-31-46-76-46-132 0-63 21-113 63-148 41-33 111-51 205-53l140-2v-35c0-50-10-85-31-108-21-20-55-32-103-32-46 0-80 8-100 24-21 15-34 39-38 74l-109-10c17-109 100-165 251-165 78 0 136 19 176 54s61 86 61 152v266c0 29 4 51 10 68 9 14 23 22 46 22 11 0 23-2 36-4v64c-27 6-55 10-82 10-37 0-67-10-84-30-16-21-27-52-29-95h-4c-25 47-57 80-92 101-36 18-78 29-130 29zM2696 747c38 0 71-8 101-26 31-17 54-40 71-70 17-29 25-60 25-91v-49l-113 2c-48 0-86 6-111 14s-44 23-59 41c-12 19-21 43-21 74 0 33 11 60 30 79 19 16 44 26 77 26zM3249 502c0 83 12 142 40 182 27 41 67 59 119 59 38 0 69-10 94-29 25-20 40-51 44-90l107 6c-8 60-34 107-78 142s-98 52-163 52c-88 0-157-27-203-81-46-55-67-134-67-237 0-105 21-183 67-236 48-56 115-83 201-83 65 0 117 17 159 50s69 76 80 134l-107 8c-4-35-19-62-40-83-23-20-54-30-94-30-54 0-94 18-121 55-26 35-38 97-38 181zM4002 809c-33 8-69 12-104 12-84 0-126-47-126-140v-409h-71v-72h77l30-138h69v138h115v72h-115v389c0 29 4 49 15 62 10 12 27 18 52 18 12 0 31-4 58-8z">
          <text:p/>
        </draw:path>
        <draw:polygon draw:style-name="gr5" draw:text-style-name="P5" draw:layer="layout" svg:width="17.355cm" svg:height="10.894cm" svg:x="0.151cm" svg:y="0.038cm" svg:viewBox="0 0 17356 10895" draw:points="0,10895 17356,10895 17356,0 0,0">
          <text:p/>
        </draw:polygon>
        <draw:polygon draw:style-name="gr1" draw:text-style-name="P1" draw:layer="layout" svg:width="17.355cm" svg:height="0.073cm" svg:x="0.151cm" svg:y="0.038cm" svg:viewBox="0 0 17356 74" draw:points="0,74 17356,74 17356,0 0,0">
          <text:p/>
        </draw:polygon>
        <draw:polygon draw:style-name="gr1" draw:text-style-name="P1" draw:layer="layout" svg:width="17.355cm" svg:height="0.073cm" svg:x="0.151cm" svg:y="10.859cm" svg:viewBox="0 0 17356 74" draw:points="0,74 17356,74 17356,0 0,0">
          <text:p/>
        </draw:polygon>
        <draw:polygon draw:style-name="gr1" draw:text-style-name="P1" draw:layer="layout" svg:width="0.074cm" svg:height="10.894cm" svg:x="0.151cm" svg:y="0.038cm" svg:viewBox="0 0 75 10895" draw:points="0,10895 75,10895 75,0 0,0">
          <text:p/>
        </draw:polygon>
        <draw:polygon draw:style-name="gr1" draw:text-style-name="P1" draw:layer="layout" svg:width="0.074cm" svg:height="10.894cm" svg:x="17.431cm" svg:y="0.038cm" svg:viewBox="0 0 75 10895" draw:points="0,10895 75,10895 75,0 0,0">
          <text:p/>
        </draw:polygon>
        <draw:path draw:style-name="gr1" draw:text-style-name="P1" draw:layer="layout" svg:width="2.482cm" svg:height="1.043cm" svg:x="7.574cm" svg:y="5.119cm" svg:viewBox="0 0 2483 1044" svg:d="M0 803v-803h111v714h410v89zM1168 494c0 107-23 190-71 241-48 54-119 80-209 80-93 0-162-29-208-84-48-54-71-134-71-237 0-212 94-319 281-319 96 0 165 27 211 78 44 52 67 132 67 241zM1059 494c0-84-12-146-37-185-28-39-70-58-130-58-61 0-105 19-132 58-27 41-40 101-40 185 0 80 13 142 40 183 25 42 69 62 125 62 63 0 107-20 134-60 26-41 40-103 40-185zM1534 1044c-67 0-121-13-161-39-40-27-67-64-77-114l102-14c9 29 23 52 46 66 26 16 57 23 95 23 102 0 155-60 155-180v-98h-3c-18 39-46 70-79 90-34 19-75 29-122 29-75 0-131-25-167-74-36-52-54-132-54-239s18-187 58-239c38-53 96-78 176-78 44 0 84 10 115 29 32 20 57 49 76 84 0-10 2-29 2-57 2-29 4-44 6-46h98c-2 21-4 62-4 128v469c0 173-86 260-262 260zM1694 494c0-51-7-93-21-130-15-35-34-63-59-82-25-18-54-29-86-29-52 0-92 19-115 56-25 39-38 101-38 185 0 82 13 144 36 183 21 35 61 54 115 54 34 0 63-8 88-29 25-18 44-45 59-82 14-35 21-79 21-126zM2483 494c0 107-23 190-71 241-49 54-118 80-210 80s-161-29-207-84c-46-54-69-134-69-237 0-212 92-319 280-319 95 0 166 27 210 78 46 52 67 132 67 241zM2374 494c0-84-13-146-38-185s-69-58-130-58c-60 0-104 19-131 58-28 41-40 101-40 185 0 80 12 142 40 183 27 42 69 62 125 62 63 0 107-20 134-60 27-41 40-103 40-185z">
          <text:p/>
        </draw:path>
        <draw:polygon draw:style-name="gr1" draw:text-style-name="P1" draw:layer="layout" svg:width="92.091cm" svg:height="0.073cm" svg:x="13.073cm" svg:y="10.787cm" svg:viewBox="0 0 92092 74" draw:points="0,74 92092,74 92092,0 0,0">
          <text:p/>
        </draw:polygon>
        <draw:polygon draw:style-name="gr1" draw:text-style-name="P1" draw:layer="layout" svg:width="0.076cm" svg:height="85.488cm" svg:x="13.073cm" svg:y="10.787cm" svg:viewBox="0 0 77 85489" draw:points="0,85489 77,85489 77,0 0,0">
          <text:p/>
        </draw:polygon>
        <draw:polygon draw:style-name="gr1" draw:text-style-name="P1" draw:layer="layout" svg:width="0.074cm" svg:height="85.488cm" svg:x="105.09cm" svg:y="10.787cm" svg:viewBox="0 0 75 85489" draw:points="0,85489 75,85489 75,0 0,0">
          <text:p/>
        </draw:polygon>
        <draw:polygon draw:style-name="gr3" draw:text-style-name="P3" draw:layer="layout" svg:width="118.97cm" svg:height="18.014cm" svg:x="-0.071cm" svg:y="10.931cm" svg:viewBox="0 0 118971 18015" draw:points="0,18015 118971,18015 118971,0 0,0">
          <text:p/>
        </draw:polygon>
        <draw:polygon draw:style-name="gr1" draw:text-style-name="P1" draw:layer="layout" svg:width="118.675cm" svg:height="0.073cm" svg:x="-0.071cm" svg:y="10.931cm" svg:viewBox="0 0 118676 74" draw:points="0,74 118676,74 118676,0 0,0">
          <text:p/>
        </draw:polygon>
        <draw:polygon draw:style-name="gr1" draw:text-style-name="P1" draw:layer="layout" svg:width="0.074cm" svg:height="18.014cm" svg:x="118.529cm" svg:y="10.931cm" svg:viewBox="0 0 75 18015" draw:points="0,18015 75,18015 75,0 0,0">
          <text:p/>
        </draw:polygon>
        <draw:path draw:style-name="gr1" draw:text-style-name="P1" draw:layer="layout" svg:width="11.127cm" svg:height="1.143cm" svg:x="53.732cm" svg:y="28.843cm" svg:viewBox="0 0 11128 1144" svg:d="M0 888v-842h109v842zM661 888v-411c0-63-8-106-25-130-16-24-46-35-90-35s-77 17-104 52c-25 35-38 85-38 147v377h-105v-511c0-74 0-119-2-136h99c0 2 0 6 0 15 2 8 2 19 2 30 0 13 0 35 2 65h2c21-45 48-78 75-95 30-18 65-26 107-26 46 0 84 8 111 28 29 19 48 50 59 93 23-43 48-74 79-93 32-20 67-28 111-28 63 0 109 17 138 52 30 34 42 93 42 173v433h-102v-411c0-63-9-106-23-130-17-24-49-35-90-35-47 0-82 17-107 52s-38 85-38 147v377zM1440 901c-60 0-109-17-140-52-31-34-46-80-46-140 0-68 21-120 63-156 42-35 111-55 205-59l140-2v-35c0-52-10-91-31-112-21-24-57-35-103-35s-79 9-100 24c-23 17-34 43-38 80l-109-11c17-117 101-173 249-173 80 0 138 17 178 54s59 91 59 162v280c0 32 4 56 12 71 9 18 23 24 46 24 11 0 21 0 36-2v67c-27 7-54 9-82 9-37 0-67-11-83-33-17-19-28-52-30-97h-4c-27 50-56 84-92 104-36 22-77 32-130 32zM1465 819c38 0 72-9 101-26s54-43 71-74c17-32 25-62 25-95v-56l-113 4c-48 2-86 7-111 15-25 11-46 26-58 46-13 19-21 45-21 78 0 34 10 60 29 80 17 19 44 28 77 28zM2175 1144c-67 0-121-15-161-43-42-26-67-67-80-117l105-15c6 30 23 52 46 69 23 15 54 24 94 24 103 0 155-63 155-189v-104h-2c-19 41-46 72-80 93-35 20-75 31-121 31-75 0-132-26-167-78-38-52-55-135-55-252 0-112 19-197 59-251 37-54 96-82 176-82 44 0 81 11 115 32 31 22 56 50 75 89 0-13 0-32 2-63 2-28 4-45 4-47h101c-2 21-4 67-4 134v494c0 184-88 275-262 275zM2334 563c0-52-8-97-21-136-15-37-33-65-58-87-26-19-55-30-86-30-55 0-92 19-118 58-23 42-35 107-35 195 0 91 10 154 33 193s63 59 118 59c33 0 60-11 88-31 25-21 43-49 58-86 13-37 21-80 21-135zM2675 587c0 76 15 132 44 171 30 42 74 61 130 61 46 0 82-9 109-28 27-17 44-41 54-69l92 26c-37 101-123 153-255 153-92 0-163-28-211-86-49-57-72-141-72-256 0-106 23-188 72-245 48-56 117-84 207-84 184 0 276 112 276 344v13zM3012 503c-4-67-21-117-48-148-29-32-69-47-121-47-50 0-90 17-120 52-29 34-46 82-48 143zM4124 888l-436-719 5 59 2 99v561h-99v-842h128l440 723c-5-78-7-136-7-171v-552h99v842zM4961 563c0 115-25 200-73 254-48 56-117 84-209 84s-162-28-208-86c-46-59-69-141-69-252 0-223 95-333 281-333 94 0 165 26 209 80 46 54 69 139 69 253zM4850 563c0-88-12-153-37-195-26-41-69-60-130-60s-105 19-130 60c-27 44-42 107-42 195 0 87 15 152 40 193 27 44 69 65 128 65 60 0 106-21 132-63 27-41 39-106 39-195zM5189 241v411c0 44 5 76 13 100 8 22 21 39 40 50 16 11 44 15 77 15 50 0 90-17 120-52 27-37 41-85 41-147v-377h105v509c0 76 0 123 4 138h-98c-2-2-2-6-2-15 0-8-2-19-2-30 0-13 0-33-2-65h-3c-23 45-50 76-81 95-32 18-71 28-117 28-69 0-120-19-151-54-32-34-46-93-46-175v-431zM6213 711c0 60-21 108-65 141-46 32-107 49-186 49-80 0-138-13-180-41-44-26-71-67-84-123l92-18c9 33 27 59 55 76 29 15 67 24 117 24 52 0 90-9 115-26 23-17 36-41 36-74 0-26-9-47-26-62-16-18-44-31-81-39l-76-22c-58-15-100-33-125-48s-46-34-61-56-21-48-21-80c0-59 21-104 61-135 42-32 100-47 178-47 69 0 123 13 163 39 42 24 67 65 78 119l-93 13c-6-28-23-50-48-67-25-15-58-22-100-22-46 0-82 7-103 22-23 15-33 37-33 67 0 17 4 32 12 45 11 11 23 22 42 31 17 8 55 19 113 34 55 13 97 26 120 39 25 13 44 29 56 44 15 15 25 32 34 50 6 19 10 41 10 67zM6665 888v-496c0-45 0-95-2-151h99c2 73 4 117 4 132h2c17-57 35-93 56-113 23-22 53-30 92-30 15 0 28 2 42 4v100c-14-5-33-7-56-7-42 0-76 20-99 59-23 37-33 93-33 164v338zM7136 587c0 76 15 132 46 171 30 42 71 61 130 61 44 0 80-9 107-28 27-17 46-41 56-69l92 26c-37 101-123 153-255 153-94 0-163-28-211-86-49-57-74-141-74-256 0-106 25-188 74-245 48-56 117-84 207-84 182 0 276 112 276 344v13zM7475 503c-6-67-23-117-50-148-27-32-67-47-119-47-50 0-90 17-120 52-29 34-46 82-48 143zM7716 104v-104h103v104zM7819 969c0 62-11 106-34 134-23 26-58 41-105 41-29 0-54-2-73-6v-83l36 5c27 0 46-9 56-22 11-15 17-43 17-85v-712h103zM8505 563c0 115-23 200-71 254-48 56-117 84-209 84s-161-28-207-86c-47-59-70-141-70-252 0-223 93-333 281-333 94 0 165 26 209 80 46 54 67 139 67 253zM8396 563c0-88-12-153-37-195-25-41-69-60-130-60s-105 19-132 60c-27 44-40 107-40 195 0 87 13 152 40 193 27 44 69 65 126 65 62 0 106-21 134-63 27-41 39-106 39-195zM8635 104v-104h103v104zM8635 888v-647h103v647zM9292 888v-411c0-44-4-76-10-100-8-24-21-39-40-50-17-11-44-15-77-15-51 0-90 17-120 52-29 37-42 85-42 147v377h-104v-511c0-74-2-119-4-136h98c0 2 2 6 2 15 0 8 0 19 0 30 2 13 2 35 2 65h2c25-45 53-76 84-95 31-18 69-26 117-26 67 0 117 17 149 52 31 34 48 93 48 173v433zM9948 784c-19 42-44 72-78 89-31 20-71 28-117 28-80 0-136-28-174-82-38-56-56-139-56-253 0-226 77-336 230-336 48 0 86 8 119 26 32 17 57 45 76 84v-71-269h104v756c0 67 0 111 2 132h-98c-2-6-4-21-4-43-2-24-2-43-2-61zM9631 563c0 91 13 156 36 195s61 59 111 59c61 0 103-20 130-63s40-108 40-197c0-87-13-150-40-191-27-39-69-58-128-58-52 0-90 19-113 60-23 39-36 104-36 195zM10211 888v-496c0-45 0-95-2-151h97c4 73 6 117 6 132h2c17-57 35-93 56-113 23-22 53-30 93-30 12 0 27 2 41 4v100c-14-5-33-7-56-7-42 0-75 20-99 59-23 37-33 93-33 164v338zM10682 587c0 76 15 132 44 171 30 42 74 61 130 61 46 0 82-9 109-28 27-17 46-41 56-69l90 26c-37 101-121 153-255 153-92 0-161-28-209-86-48-57-74-141-74-256 0-106 26-188 74-245 48-56 117-84 207-84 182 0 274 112 274 344v13zM11021 503c-6-67-23-117-50-148-27-32-67-47-119-47-50 0-90 17-119 52-32 34-46 82-49 143z">
          <text:p/>
        </draw:path>
        <draw:polygon draw:style-name="gr3" draw:text-style-name="P3" draw:layer="layout" svg:width="118.748cm" svg:height="12.422cm" svg:x="0cm" svg:y="96cm" svg:viewBox="0 0 118749 12423" draw:points="0,12423 118749,12423 118749,0 0,0">
          <text:p/>
        </draw:polygon>
        <draw:polygon draw:style-name="gr1" draw:text-style-name="P1" draw:layer="layout" svg:width="118.748cm" svg:height="0.073cm" svg:x="0.151cm" svg:y="108.331cm" svg:viewBox="0 0 118749 74" draw:points="0,74 118749,74 118749,0 0,0">
          <text:p/>
        </draw:polygon>
        <draw:polygon draw:style-name="gr1" draw:text-style-name="P1" draw:layer="layout" svg:width="0.074cm" svg:height="12.422cm" svg:x="118.825cm" svg:y="95.982cm" svg:viewBox="0 0 75 12423" draw:points="0,12423 75,12423 75,0 0,0">
          <text:p/>
        </draw:polygon>
        <draw:path draw:style-name="gr1" draw:text-style-name="P1" draw:layer="layout" svg:width="8.102cm" svg:height="0.823cm" svg:x="55.497cm" svg:y="101.782cm" svg:viewBox="0 0 8103 824" svg:d="M630 251c0 76-25 136-75 181-51 44-117 66-205 66h-239v315h-111v-803h343c90 0 161 21 212 64 50 41 75 101 75 177zM519 253c0-103-63-154-190-154h-218v315h224c121 0 184-54 184-161zM802 813v-803h109v803zM1116 813v-803h617v89h-506v257h473v87h-473v282h529v88zM2604 401c0 83-15 157-48 221-34 62-80 109-138 142-61 33-130 49-210 49h-303v-803h268c138 0 245 35 320 103 76 68 111 165 111 288zM2495 401c0-98-29-175-83-226-57-51-137-76-241-76h-155v626h180c61 0 113-13 157-37 46-27 82-64 105-112 25-51 37-109 37-175zM3785 401c0 83-15 157-48 221-34 62-80 109-139 142-60 33-129 49-209 49h-303v-803h268c138 0 244 35 320 103 73 68 111 165 111 288zM3674 401c0-98-27-175-82-226-56-51-136-76-241-76h-154v626h180c60 0 113-13 157-37 46-27 79-64 104-112 25-51 36-109 36-175zM3938 813v-803h617v89h-506v257h471v87h-471v282h529v88zM5686 251c0 76-26 136-76 181-50 44-119 66-205 66h-241v315h-111v-803h346c90 0 161 21 211 64 50 41 76 101 76 177zM5575 253c0-103-63-154-191-154h-220v315h224c124 0 187-54 187-161zM6332 813l-92-234h-370l-94 234h-114l331-803h126l326 803zM6054 93l-4 16c-11 31-23 72-44 122l-103 261h304l-105-263c-10-27-21-56-31-89zM6508 406c0-128 34-229 105-301 71-70 169-105 299-105 88 0 161 14 218 43 56 31 100 78 132 144l-107 31c-23-45-54-78-94-99-42-20-92-30-153-30-92 0-165 26-213 82-51 55-76 134-76 235 0 103 27 183 80 243 52 57 125 86 217 86 55 0 103-8 149-23 46-16 84-39 111-66v-146h-241v-90h344v278c-44 43-97 76-160 101-60 22-129 35-203 35-85 0-159-17-219-50-61-33-109-82-141-144-33-64-48-138-48-224zM7463 813v-803h617v89h-506v257h471v87h-471v282h529v88z">
          <text:p/>
        </draw:path>
        <draw:polygon draw:style-name="gr3" draw:text-style-name="P3" draw:layer="layout" svg:width="10.34cm" svg:height="5.084cm" svg:x="96.376cm" svg:y="2.435cm" svg:viewBox="0 0 10341 5085" draw:points="0,5085 10341,5085 10341,0 0,0">
          <text:p/>
        </draw:polygon>
        <draw:polygon draw:style-name="gr1" draw:text-style-name="P1" draw:layer="layout" svg:width="10.34cm" svg:height="0.073cm" svg:x="96.376cm" svg:y="2.435cm" svg:viewBox="0 0 10341 74" draw:points="0,74 10341,74 10341,0 0,0">
          <text:p/>
        </draw:polygon>
        <draw:polygon draw:style-name="gr1" draw:text-style-name="P1" draw:layer="layout" svg:width="10.34cm" svg:height="0.073cm" svg:x="96.376cm" svg:y="7.446cm" svg:viewBox="0 0 10341 74" draw:points="0,74 10341,74 10341,0 0,0">
          <text:p/>
        </draw:polygon>
        <draw:polygon draw:style-name="gr1" draw:text-style-name="P1" draw:layer="layout" svg:width="0.074cm" svg:height="5.084cm" svg:x="96.376cm" svg:y="2.435cm" svg:viewBox="0 0 75 5085" draw:points="0,5085 75,5085 75,0 0,0">
          <text:p/>
        </draw:polygon>
        <draw:polygon draw:style-name="gr1" draw:text-style-name="P1" draw:layer="layout" svg:width="0.076cm" svg:height="5.084cm" svg:x="106.639cm" svg:y="2.435cm" svg:viewBox="0 0 77 5085" draw:points="0,5085 77,5085 77,0 0,0">
          <text:p/>
        </draw:polygon>
        <draw:path draw:style-name="gr1" draw:text-style-name="P1" draw:layer="layout" svg:width="7.529cm" svg:height="1.084cm" svg:x="97.803cm" svg:y="4.498cm" svg:viewBox="0 0 7530 1085" svg:d="M528 844l-436-683 4 53 2 97v533h-98v-803h128l439 688c-6-74-8-128-8-161v-527h100v803zM1363 537c0 105-23 188-71 239-49 52-120 78-212 78-90 0-159-26-205-82-48-53-71-134-71-235 0-214 94-321 280-321 97 0 166 25 212 76 44 52 67 136 67 245zM1254 537c0-86-13-150-38-187-27-39-69-60-130-60-60 0-104 21-131 60-28 39-40 103-40 187 0 81 12 140 40 182 25 41 69 59 125 59 63 0 107-18 134-57 25-40 40-101 40-184zM1593 229v391c0 39 4 70 13 92 6 23 18 39 37 50 17 8 44 14 80 14 48 0 88-16 117-51 29-33 44-81 44-140v-356h103v483c0 72 2 116 4 132h-99c0-2-2-8-2-16 0-9 0-17 0-29-2-10-2-31-2-60h-2c-25 41-52 72-84 89-29 18-69 26-117 26-67 0-117-16-148-49-32-33-49-91-49-167v-409zM2617 673c0 58-23 103-67 134-44 33-107 47-187 47-77 0-138-12-180-37-42-26-69-66-81-117l90-19c10 33 29 58 56 73 27 14 67 22 115 22 53 0 90-8 116-22 25-17 37-42 37-73 0-24-8-43-25-59-19-15-46-27-84-37l-73-19c-59-16-102-31-128-45-25-15-44-31-58-52-15-20-21-47-21-80 0-55 19-99 61-128 39-28 100-43 177-43 67 0 124 11 164 35 40 25 67 62 77 116l-94 10c-6-27-21-48-46-62s-59-23-101-23c-48 0-81 9-104 21-23 14-34 35-34 64 0 18 5 33 15 45 8 12 23 21 40 29 19 8 56 21 113 33 56 14 96 27 121 39 23 10 42 25 57 37 12 14 25 31 31 49 8 19 13 40 13 62zM3069 844v-473c0-44-2-91-4-142h98c2 70 4 111 4 123h2c17-51 38-88 59-107s52-29 90-29c15 0 29 2 42 6v93c-13-4-32-6-55-6-44 0-75 18-98 55s-33 91-33 159v321zM3540 558c0 70 14 123 44 163 29 39 73 57 130 57 46 0 81-10 108-27 28-18 44-41 55-67l94 26c-38 97-126 144-257 144-93 0-164-26-212-80-48-55-71-134-71-241 0-103 23-181 71-234 48-56 117-83 207-83 185 0 279 109 279 328v14zM3877 480c-4-64-21-114-50-144-28-29-67-46-120-46-50 0-90 17-119 52-29 33-46 80-48 138zM4118 97v-97h104v97zM4222 920c0 58-12 101-33 126-25 27-59 39-105 39-31 0-54-2-73-6v-78l33 4c30 0 46-6 59-21 10-12 15-39 15-80v-675h104zM4909 537c0 105-23 188-73 239-49 52-118 78-210 78-90 0-159-26-207-82-46-53-69-134-69-235 0-214 94-321 280-321 97 0 166 25 212 76 44 52 67 136 67 245zM4800 537c0-86-13-150-40-187-25-39-69-60-127-60-61 0-107 21-132 60-28 39-42 103-42 187 0 81 14 140 40 182 27 41 69 59 127 59 63 0 107-18 134-57 25-40 40-101 40-184zM5037 97v-97h104v97zM5037 844v-615h104v615zM5696 844v-389c0-43-4-76-13-97-8-22-21-39-37-49-19-8-44-15-80-15-50 0-90 17-117 50-29 35-44 84-44 144v356h-105v-486c0-72 0-115-2-129h99c0 0 0 6 0 14s2 18 2 29c0 10 0 31 2 59h2c23-41 50-72 82-88 31-19 71-27 117-27 69 0 119 17 151 50 31 35 46 88 46 168v410zM6349 745c-19 39-44 68-75 85-32 16-71 24-120 24-77 0-136-24-173-78-38-51-55-132-55-237 0-216 76-323 228-323 49 0 88 8 120 25 31 18 56 45 75 82h2l-2-70v-253h105v716c0 64 2 108 4 128h-101c0-6-2-20-4-43 0-21 0-39 0-56zM6035 537c0 85 11 147 34 184s60 55 113 55c58 0 102-20 127-62 28-39 40-100 40-185 0-80-12-144-40-181-25-37-69-58-127-58-53 0-90 21-113 58-23 39-34 103-34 189zM6615 844v-473c0-44-2-91-4-142h98c2 70 4 111 4 123h2c17-51 36-88 59-107 21-19 50-29 90-29 15 0 27 2 42 6v93c-15-4-31-6-54-6-44 0-78 18-101 55-21 37-33 91-33 159v321zM7084 558c0 70 17 123 46 163 29 39 73 57 130 57 44 0 81-10 109-27 25-18 44-41 54-67l90 26c-38 97-121 144-253 144-92 0-164-26-212-80-48-55-71-134-71-241 0-103 23-181 71-234 48-56 118-83 208-83 182 0 274 109 274 328v14zM7423 480c-4-64-23-114-50-144-27-29-67-46-120-46-50 0-90 17-119 52-29 33-46 80-48 138z">
          <text:p/>
        </draw:path>
        <draw:polygon draw:style-name="gr5" draw:text-style-name="P5" draw:layer="layout" svg:width="10.34cm" svg:height="5.086cm" svg:x="59.007cm" svg:y="2.288cm" svg:viewBox="0 0 10341 5087" draw:points="0,5087 10341,5087 10341,0 0,0">
          <text:p/>
        </draw:polygon>
        <draw:polygon draw:style-name="gr1" draw:text-style-name="P1" draw:layer="layout" svg:width="10.34cm" svg:height="0.073cm" svg:x="59.007cm" svg:y="2.288cm" svg:viewBox="0 0 10341 74" draw:points="0,74 10341,74 10341,0 0,0">
          <text:p/>
        </draw:polygon>
        <draw:polygon draw:style-name="gr1" draw:text-style-name="P1" draw:layer="layout" svg:width="10.34cm" svg:height="0.075cm" svg:x="59.007cm" svg:y="7.3cm" svg:viewBox="0 0 10341 76" draw:points="0,76 10341,76 10341,0 0,0">
          <text:p/>
        </draw:polygon>
        <draw:polygon draw:style-name="gr1" draw:text-style-name="P1" draw:layer="layout" svg:width="0.074cm" svg:height="5.086cm" svg:x="59.007cm" svg:y="2.288cm" svg:viewBox="0 0 75 5087" draw:points="0,5087 75,5087 75,0 0,0">
          <text:p/>
        </draw:polygon>
        <draw:polygon draw:style-name="gr1" draw:text-style-name="P1" draw:layer="layout" svg:width="0.074cm" svg:height="5.086cm" svg:x="69.273cm" svg:y="2.288cm" svg:viewBox="0 0 75 5087" draw:points="0,5087 75,5087 75,0 0,0">
          <text:p/>
        </draw:polygon>
        <draw:path draw:style-name="gr1" draw:text-style-name="P1" draw:layer="layout" svg:width="5.023cm" svg:height="1.055cm" svg:x="61.672cm" svg:y="4.382cm" svg:viewBox="0 0 5024 1056" svg:d="M808 410c0 84-17 156-50 220-32 62-80 111-140 144-61 33-132 52-214 52-84 0-157-17-218-50-58-35-104-82-138-146-31-62-48-136-48-220 0-130 36-231 107-303s171-107 297-107c84 0 155 16 216 47 60 33 106 81 140 142 31 62 48 134 48 221zM695 410c0-101-25-179-75-237-51-56-122-84-216-84-92 0-163 28-216 84-50 56-75 134-75 237 0 101 25 181 77 239 51 57 122 88 214 88 94 0 165-29 216-84 50-58 75-138 75-243zM1045 198v391c0 41 4 72 12 95 6 20 21 37 38 47s44 14 81 14c49 0 88-16 118-49 29-35 44-80 44-140v-358h102v483c0 73 2 116 4 132h-98c0-2-2-6-2-16 0-6 0-17 0-27 0-12-2-31-2-62h-2c-25 43-53 72-84 91-31 16-69 27-119 27-67 0-118-19-149-52s-48-88-48-167v-409zM1876 813h-124l-226-615h111l138 401c4 17 17 60 38 134l21-66 23-66 142-403h109zM2194 813v-471c0-46 0-91-2-144h96c4 70 6 111 6 125h2c17-53 36-88 57-107 23-20 52-31 92-31 13 0 27 4 42 6v93c-15-2-34-4-57-4-41 0-75 16-98 54-23 37-34 92-34 160v319zM2744 826c-62 0-108-17-140-50-31-33-48-78-48-134 0-63 21-113 65-146 42-35 111-51 205-55l140-2v-33c0-52-10-89-31-110-23-22-57-32-103-32s-81 8-102 22c-21 17-34 41-38 76l-107-10c17-111 101-167 249-167 80 0 139 19 178 54 40 35 59 86 59 156v264c0 31 4 53 12 68 9 16 24 22 47 22 8 0 20 0 33-2v62c-25 8-52 10-80 10-39 0-66-10-83-30-19-19-27-50-30-93h-4c-27 47-58 80-92 99-35 20-79 31-130 31zM2769 747c38 0 72-8 101-24 29-17 52-42 71-70 17-31 25-60 25-93v-49l-115 2c-48 2-84 6-109 14-27 10-46 25-58 43-15 19-21 44-21 74 0 33 8 58 27 77 19 18 46 26 79 26zM3479 1056c-69 0-121-14-163-41-40-25-65-64-78-111l105-15c6 29 21 50 46 66 23 15 55 23 92 23 105 0 155-60 155-181v-99c-19 41-46 70-82 91-33 18-73 28-119 28-77 0-132-24-169-74-36-49-55-127-55-237 0-107 21-189 59-240 40-52 98-79 176-79 46 0 83 11 115 31 33 21 58 48 75 85h2c0-13 0-31 2-60 2-27 2-43 5-45h100c-4 20-4 61-4 127v470c0 175-88 261-262 261zM3636 506c0-49-6-92-21-131-12-35-33-62-56-83-25-18-55-28-88-28-53 0-90 18-115 55-25 39-36 103-36 187 0 85 11 145 34 182 23 35 60 55 117 55 31 0 60-10 86-29 25-20 46-47 58-82 15-35 21-76 21-126zM3977 527c0 70 15 126 46 163 30 39 72 57 130 57 44 0 82-8 107-26 27-17 46-40 56-66l90 24c-37 97-121 147-253 147-92 0-163-29-211-83-48-53-71-134-71-241 0-101 23-181 71-234 48-54 117-83 207-83 182 0 274 109 274 330v12zM4316 449c-6-66-23-113-50-142-27-31-67-46-119-46-50 0-90 17-119 50-30 33-46 78-49 138zM5024 644c0 58-23 103-67 134s-107 48-186 48c-78 0-138-13-180-40-42-24-69-63-82-117l92-16c9 31 27 55 55 72 27 14 67 22 115 22 52 0 90-8 115-24 25-17 38-39 38-70 0-25-9-46-26-60-16-17-44-29-81-37l-76-21c-60-14-102-29-127-43s-44-33-59-53c-15-21-21-46-21-79 0-55 19-99 61-127 40-31 100-46 178-46 67 0 121 13 163 35 40 25 67 64 78 116l-95 12c-6-27-21-47-46-64-25-14-58-20-100-20-48 0-82 6-105 20-23 15-33 35-33 64 0 16 4 31 14 45 9 11 23 21 40 29 19 8 57 19 115 33 55 12 94 25 120 37 23 12 41 25 56 39 13 15 25 31 31 48 9 18 13 39 13 63z">
          <text:p/>
        </draw:path>
        <draw:polygon draw:style-name="gr5" draw:text-style-name="P5" draw:layer="layout" svg:width="10.34cm" svg:height="5.086cm" svg:x="70.159cm" svg:y="2.36cm" svg:viewBox="0 0 10341 5087" draw:points="0,5087 10341,5087 10341,0 0,0">
          <text:p/>
        </draw:polygon>
        <draw:polygon draw:style-name="gr1" draw:text-style-name="P1" draw:layer="layout" svg:width="10.34cm" svg:height="0.075cm" svg:x="70.159cm" svg:y="2.36cm" svg:viewBox="0 0 10341 76" draw:points="0,76 10341,76 10341,0 0,0">
          <text:p/>
        </draw:polygon>
        <draw:polygon draw:style-name="gr1" draw:text-style-name="P1" draw:layer="layout" svg:width="10.34cm" svg:height="0.073cm" svg:x="70.159cm" svg:y="7.374cm" svg:viewBox="0 0 10341 74" draw:points="0,74 10341,74 10341,0 0,0">
          <text:p/>
        </draw:polygon>
        <draw:polygon draw:style-name="gr1" draw:text-style-name="P1" draw:layer="layout" svg:width="0.074cm" svg:height="5.086cm" svg:x="70.159cm" svg:y="2.36cm" svg:viewBox="0 0 75 5087" draw:points="0,5087 75,5087 75,0 0,0">
          <text:p/>
        </draw:polygon>
        <draw:polygon draw:style-name="gr1" draw:text-style-name="P1" draw:layer="layout" svg:width="0.074cm" svg:height="5.086cm" svg:x="80.424cm" svg:y="2.36cm" svg:viewBox="0 0 75 5087" draw:points="0,5087 75,5087 75,0 0,0">
          <text:p/>
        </draw:polygon>
        <draw:path draw:style-name="gr1" draw:text-style-name="P1" draw:layer="layout" svg:width="5.731cm" svg:height="0.825cm" svg:x="72.468cm" svg:y="4.454cm" svg:viewBox="0 0 5732 826" svg:d="M398 89c-90 0-161 30-212 88-48 56-73 134-73 233s25 177 77 236c53 60 124 89 212 89 113 0 199-54 257-165l90 44c-33 70-81 121-142 158-61 35-130 54-209 54-84 0-155-17-214-52-58-33-104-80-136-142-31-62-48-136-48-222 0-126 36-227 105-299 71-74 167-111 291-111 88 0 159 19 217 51 59 33 101 85 128 149l-105 35c-18-48-48-83-90-107-42-27-92-39-148-39zM1400 506c0 108-23 188-71 241-48 52-119 79-209 79-92 0-161-27-207-83-46-55-71-134-71-237 0-212 94-317 280-317 96 0 167 25 211 77 47 51 67 131 67 240zM1292 506c0-84-13-146-38-185-25-37-69-57-130-57s-105 20-132 59-40 101-40 183c0 81 13 143 40 182 27 41 69 61 126 61 63 0 107-18 134-57 27-41 40-103 40-186zM1631 200v389c0 41 4 72 12 95 9 22 21 37 38 47 19 10 44 14 80 14 50 0 87-16 117-49 29-35 44-80 44-140v-356h104v484c0 72 0 115 2 131h-98c0-4 0-8-2-16 0-8 0-19 0-29s-2-31-2-62h-2c-23 43-50 72-82 91-31 18-71 27-117 27-69 0-119-17-151-52-31-33-48-88-48-165v-409zM2460 815h-124l-226-615h111l138 399c4 17 17 60 38 134l23-66 21-66 142-401h109zM2855 529c0 70 15 124 46 163 30 37 74 55 130 55 44 0 82-8 109-24 25-19 44-42 54-68l90 26c-37 97-121 145-253 145-92 0-163-27-211-81-48-55-71-136-71-241 0-103 23-181 71-234 48-54 117-81 207-81 182 0 274 110 274 326v14zM3194 449c-6-64-23-111-50-140s-67-45-119-45c-50 0-90 16-119 49-30 35-46 80-49 136zM3435 815v-471c0-43 0-91-4-144h98c5 70 7 111 7 125h2c16-51 35-88 56-107 21-20 53-29 92-29 13 0 28 2 40 7v92c-12-4-31-6-54-6-44 0-76 19-99 56-23 35-33 88-33 156v321zM4067 809c-35 10-69 15-104 15-84 0-126-48-126-140v-410h-71v-74h75l32-138h69v138h115v74h-115v389c0 29 4 49 14 62 9 10 26 16 51 16 12 0 33-2 60-8zM4256 200v389c0 41 4 72 12 95 7 22 21 37 38 47 19 10 44 14 80 14 50 0 87-16 117-49 29-35 44-80 44-140v-356h102v484c0 72 2 115 5 131h-99c0-4 0-8-2-16 0-8 0-19 0-29s-2-31-2-62h-2c-23 43-52 72-84 91-29 18-69 27-115 27-69 0-119-17-151-52-31-33-48-88-48-165v-409zM4813 815v-471c0-43 0-91-2-144h96c4 70 6 111 6 125h2c19-51 38-88 59-107 23-20 52-29 92-29 15 0 27 2 42 7v92c-15-4-34-6-57-6-42 0-75 19-98 56-25 35-36 88-36 156v321zM5286 529c0 70 14 124 44 163 31 37 73 55 129 55 46 0 82-8 109-24 28-19 46-42 57-68l90 26c-38 97-124 145-256 145-92 0-161-27-209-81-48-55-73-136-73-241 0-103 25-181 73-234 48-54 117-81 207-81 182 0 275 110 275 326v14zM5625 449c-6-64-23-111-50-140-28-29-67-45-122-45-48 0-88 16-117 49-29 35-46 80-48 136z">
          <text:p/>
        </draw:path>
        <draw:polygon draw:style-name="gr5" draw:text-style-name="P5" draw:layer="layout" svg:width="10.34cm" svg:height="5.086cm" svg:x="81.458cm" svg:y="2.288cm" svg:viewBox="0 0 10341 5087" draw:points="0,5087 10341,5087 10341,0 0,0">
          <text:p/>
        </draw:polygon>
        <draw:polygon draw:style-name="gr1" draw:text-style-name="P1" draw:layer="layout" svg:width="10.34cm" svg:height="0.073cm" svg:x="81.458cm" svg:y="2.288cm" svg:viewBox="0 0 10341 74" draw:points="0,74 10341,74 10341,0 0,0">
          <text:p/>
        </draw:polygon>
        <draw:polygon draw:style-name="gr1" draw:text-style-name="P1" draw:layer="layout" svg:width="10.34cm" svg:height="0.075cm" svg:x="81.458cm" svg:y="7.3cm" svg:viewBox="0 0 10341 76" draw:points="0,76 10341,76 10341,0 0,0">
          <text:p/>
        </draw:polygon>
        <draw:polygon draw:style-name="gr1" draw:text-style-name="P1" draw:layer="layout" svg:width="0.074cm" svg:height="5.086cm" svg:x="81.458cm" svg:y="2.288cm" svg:viewBox="0 0 75 5087" draw:points="0,5087 75,5087 75,0 0,0">
          <text:p/>
        </draw:polygon>
        <draw:polygon draw:style-name="gr1" draw:text-style-name="P1" draw:layer="layout" svg:width="0.076cm" svg:height="5.086cm" svg:x="91.722cm" svg:y="2.288cm" svg:viewBox="0 0 77 5087" draw:points="0,5087 77,5087 77,0 0,0">
          <text:p/>
        </draw:polygon>
        <draw:path draw:style-name="gr1" draw:text-style-name="P1" draw:layer="layout" svg:width="5.402cm" svg:height="1.086cm" svg:x="83.931cm" svg:y="4.351cm" svg:viewBox="0 0 5403 1087" svg:d="M398 119c-92 0-161 29-212 85-50 57-75 136-75 235 0 98 27 179 79 238 53 60 122 89 212 89 113 0 199-56 257-165l90 43c-33 70-81 122-142 157-61 37-130 55-209 55-84 0-155-18-214-51-60-33-107-80-136-144-33-62-48-138-48-222 0-128 36-227 105-299s167-109 291-109c85 0 159 16 217 51 59 31 101 81 128 147l-105 35c-18-48-48-83-90-108-42-24-92-37-148-37zM975 334c24-42 51-70 82-89 29-19 69-29 119-29 67 0 118 19 149 50 31 33 48 90 48 166v412h-104v-391c0-43-5-76-13-97-6-20-21-35-40-45-17-10-44-15-77-15-48 0-86 17-115 50-30 33-46 78-46 136v362h-103v-844h103v220c0 21 0 46-3 70 0 25-2 39-2 44zM1687 856c-60 0-109-16-140-49s-46-78-46-134c0-64 19-115 63-148 42-35 111-51 205-56l140-2v-33c0-49-10-86-31-107-23-22-57-33-103-33s-79 9-102 23c-21 17-34 41-38 76l-107-10c17-111 101-167 249-167 80 0 138 19 178 54s59 86 59 154v266c0 31 4 53 12 68 9 16 23 22 46 22 11 0 21 0 36-2v62c-27 8-54 10-82 10-39 0-67-10-83-31-19-18-28-49-30-92h-4c-27 47-58 80-92 99-36 20-77 30-130 30zM1712 778c38 0 72-8 101-24 29-17 54-42 71-70 17-31 25-60 25-93v-52l-113 2c-50 3-86 7-111 15-27 12-46 27-58 45-13 19-21 43-21 74 0 33 10 58 27 76 19 19 46 27 79 27zM2188 844v-471c0-46-3-91-5-144h99c4 70 4 111 4 125h2c17-53 38-88 59-107 21-21 52-31 92-31 12 0 27 4 40 6v93c-13-2-32-4-55-4-44 0-75 16-98 53s-34 91-34 159v321zM3107 533c0 216-76 323-231 323-94 0-159-35-192-107h-5c3 2 3 35 3 97v241h-103v-733c0-64-2-105-4-125h100c2 2 2 6 2 16 2 8 2 23 2 41 3 21 3 33 3 41h2c19-37 44-66 73-82 29-19 71-29 119-29 78 0 136 27 174 78 38 50 57 130 57 239zM2998 535c0-86-13-146-36-183s-61-56-111-56c-42 0-73 9-96 27-23 17-42 41-55 78-10 35-18 83-18 143 0 82 14 140 39 179 28 39 69 57 128 57 52 0 90-18 113-55s36-101 36-190zM3316 556c0 72 15 128 44 165 29 39 71 57 130 57 44 0 81-8 106-27 28-16 46-39 57-65l92 24c-38 97-124 146-255 146-95 0-164-28-212-82-48-53-71-134-71-243 0-101 23-179 71-232 48-54 117-83 207-83 185 0 275 109 275 328v12zM3653 478c-6-64-21-112-50-140-28-31-67-46-120-46-50 0-90 17-119 50s-46 78-48 136zM4289 844v-391c0-41-4-72-12-95-9-22-21-37-38-47-19-10-46-15-80-15-50 0-90 17-119 50-27 35-42 80-42 140v358h-104v-486c0-70 0-113-5-129h99c2 2 2 6 2 14s0 18 2 29c0 12 0 31 2 62h2c23-44 50-73 82-91 31-17 71-27 117-27 69 0 119 19 151 52 31 33 46 88 46 164v412zM4787 840c-33 8-67 12-104 12-82 0-124-45-124-138v-411h-71v-74h75l30-138h71v138h115v74h-115v389c0 31 4 51 15 62 8 12 25 18 50 18 12 0 33-2 58-8zM4955 556c0 72 15 128 46 165 29 39 71 57 128 57 46 0 83-8 109-27 29-16 48-39 58-65l92 24c-37 97-123 146-259 146-92 0-161-28-210-82-48-53-71-134-71-243 0-101 23-179 71-232 49-54 118-83 208-83 186 0 276 109 276 328v12zM5296 478c-6-64-21-112-52-140-27-31-67-46-119-46-51 0-91 17-120 50s-46 78-48 136z">
          <text:p/>
        </draw:path>
        <draw:polygon draw:style-name="gr5" draw:text-style-name="P5" draw:layer="layout" svg:width="10.34cm" svg:height="5.086cm" svg:x="43.646cm" svg:y="2.07cm" svg:viewBox="0 0 10341 5087" draw:points="0,5087 10341,5087 10341,0 0,0">
          <text:p/>
        </draw:polygon>
        <draw:polygon draw:style-name="gr1" draw:text-style-name="P1" draw:layer="layout" svg:width="10.34cm" svg:height="0.075cm" svg:x="43.646cm" svg:y="2.07cm" svg:viewBox="0 0 10341 76" draw:points="0,76 10341,76 10341,0 0,0">
          <text:p/>
        </draw:polygon>
        <draw:polygon draw:style-name="gr1" draw:text-style-name="P1" draw:layer="layout" svg:width="10.34cm" svg:height="0.075cm" svg:x="43.646cm" svg:y="7.081cm" svg:viewBox="0 0 10341 76" draw:points="0,76 10341,76 10341,0 0,0">
          <text:p/>
        </draw:polygon>
        <draw:polygon draw:style-name="gr1" draw:text-style-name="P1" draw:layer="layout" svg:width="0.076cm" svg:height="5.086cm" svg:x="43.646cm" svg:y="2.07cm" svg:viewBox="0 0 77 5087" draw:points="0,5087 77,5087 77,0 0,0">
          <text:p/>
        </draw:polygon>
        <draw:polygon draw:style-name="gr1" draw:text-style-name="P1" draw:layer="layout" svg:width="0.074cm" svg:height="5.086cm" svg:x="53.912cm" svg:y="2.07cm" svg:viewBox="0 0 75 5087" draw:points="0,5087 75,5087 75,0 0,0">
          <text:p/>
        </draw:polygon>
        <draw:path draw:style-name="gr1" draw:text-style-name="P1" draw:layer="layout" svg:width="3.727cm" svg:height="0.853cm" svg:x="46.914cm" svg:y="4.135cm" svg:viewBox="0 0 3728 854" svg:d="M672 842l-92-233h-371l-94 233h-115l333-801h125l327 801zM394 121l-5 17c-10 33-25 72-44 121l-102 264h303l-104-266c-11-24-21-55-32-86zM946 531c0 85 13 144 40 183 25 40 65 60 117 60 36 0 67-10 92-31 25-18 40-49 46-90l105 6c-8 60-33 107-75 142-44 35-99 53-164 53-88 0-155-26-201-82-46-53-69-134-69-239 0-103 23-183 69-237 46-53 113-80 199-80 63 0 118 15 159 48 42 32 67 78 78 135l-105 7c-6-33-19-62-42-81-21-20-52-31-94-31-54 0-94 19-117 56-25 35-38 95-38 181zM1537 531c0 85 12 144 39 183 25 40 65 60 118 60 37 0 67-10 92-31 25-18 41-49 46-90l104 6c-6 60-31 107-75 142s-98 53-163 53c-88 0-155-26-201-82-46-53-69-134-69-239 0-103 23-183 69-237 46-53 113-80 199-80 65 0 117 15 159 48 42 32 69 78 79 135l-107 7c-6-33-18-62-41-81-21-20-53-31-92-31-57 0-97 19-120 56-25 35-37 95-37 181zM2150 226v392c0 41 4 72 12 94 7 21 21 37 38 48 19 10 44 14 80 14 48 0 88-16 117-49 29-35 44-81 44-142v-357h102v486c0 70 3 116 5 130h-99c0-2-2-6-2-14 0-9 0-19 0-29s-2-31-2-62h-2c-25 43-52 72-84 91-31 16-69 26-117 26-67 0-117-16-149-51-31-33-48-89-48-165v-412zM2784 554c0 74 15 127 44 165 29 39 73 57 130 57 46 0 82-8 109-25 27-18 46-41 54-67l92 24c-37 97-123 146-255 146-92 0-161-26-209-80-49-55-74-136-74-245 0-101 25-179 74-233 48-53 117-80 207-80 182 0 274 109 274 325v13zM3121 476c-4-64-21-112-48-140-27-31-69-46-121-46-49 0-88 17-120 50-29 35-44 78-46 136zM3362 97v-97h105v97zM3362 842v-616h105v616zM3626 842v-842h102v842z">
          <text:p/>
        </draw:path>
        <draw:polygon draw:style-name="gr5" draw:text-style-name="P5" draw:layer="layout" svg:width="118.748cm" svg:height="17.976cm" svg:x="0cm" svg:y="108.024cm" svg:viewBox="0 0 118749 17977" draw:points="0,17977 118749,17977 118749,0 0,0">
          <text:p/>
        </draw:polygon>
        <draw:custom-shape draw:style-name="gr6" draw:text-style-name="P7" draw:layer="layout" svg:width="10cm" svg:height="9.785cm" svg:x="54.25cm" svg:y="111.34cm">
          <text:p text:style-name="P6"><text:span text:style-name="T1">Map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0cm" svg:height="9.785cm" svg:x="54.75cm" svg:y="97.588cm">
          <text:p text:style-name="P6"><text:span text:style-name="T1">Pieds de page</text:span></text:p>
          <draw:enhanced-geometry svg:viewBox="0 0 21600 21600" draw:type="rectangle" draw:enhanced-path="M 0 0 L 21600 0 21600 21600 0 21600 0 0 Z N"/>
        </draw:custom-shape>
        <draw:polygon draw:style-name="gr1" draw:text-style-name="P1" draw:layer="layout" svg:width="118.253cm" svg:height="0.077cm" svg:x="0cm" svg:y="108.353cm" svg:viewBox="0 0 118254 78" draw:points="0,78 118254,78 118254,0 0,0">
          <text:p/>
        </draw:polygon>
        <draw:polygon draw:style-name="gr7" draw:text-style-name="P3" draw:layer="layout" svg:width="119.076cm" svg:height="67.453cm" svg:x="-0.178cm" svg:y="28.829cm" svg:viewBox="0 0 119077 67454" draw:points="0,67454 119077,67454 119077,0 0,0">
          <text:p/>
        </draw:polygon>
        <draw:polygon draw:style-name="gr1" draw:text-style-name="P1" draw:layer="layout" svg:width="54.394cm" svg:height="3.791cm" svg:x="34.667cm" svg:y="29.618cm" svg:viewBox="0 0 54395 3792" draw:points="0,3792 54395,3792 54395,0 0,0">
          <text:p/>
        </draw:polygon>
        <draw:path draw:style-name="gr5" draw:text-style-name="P5" draw:layer="layout" svg:width="2.131cm" svg:height="0.58cm" svg:x="60.164cm" svg:y="31.226cm" svg:viewBox="0 0 2132 581" svg:d="M389 65v509h-109v-509h-280v-65h672v65zM726 369c0 50 15 89 44 117s73 41 130 41c44 0 81-7 108-19 26-13 44-30 55-49l92 19c-38 70-124 103-255 103-92 0-164-19-212-57-48-40-73-96-73-172 0-74 25-128 73-167s117-58 207-58c185 0 274 78 274 232v10zM1063 314c-6-46-21-80-50-102-28-21-67-32-120-32-50 0-90 11-119 36-29 24-46 56-48 98zM1684 574l-167-181-170 181h-111l222-225-211-214h113l157 170 155-170h115l-212 212 224 227zM2132 571c-34 6-69 9-105 9-83 0-125-34-125-100v-293h-71v-52h77l29-100h69v100h115v52h-115v278c0 21 5 35 15 44s27 14 50 14c15 0 36-3 61-6z">
          <text:p/>
        </draw:path>
        <draw:polygon draw:style-name="gr1" draw:text-style-name="P1" draw:layer="layout" svg:width="118.605cm" svg:height="0.052cm" svg:x="-0.001cm" svg:y="28.995cm" svg:viewBox="0 0 118606 53" draw:points="0,53 118606,53 118606,0 0,0">
          <text:p/>
        </draw:polygon>
        <draw:polygon draw:style-name="gr1" draw:text-style-name="P1" draw:layer="layout" svg:width="25.611cm" svg:height="2.077cm" svg:x="34.684cm" svg:y="37.083cm" svg:viewBox="0 0 25612 2078" draw:points="0,2078 25612,2078 25612,0 0,0">
          <text:p/>
        </draw:polygon>
        <draw:polygon draw:style-name="gr1" draw:text-style-name="P1" draw:layer="layout" svg:width="25.613cm" svg:height="2.077cm" svg:x="63.618cm" svg:y="36.992cm" svg:viewBox="0 0 25614 2078" draw:points="0,2078 25614,2078 25614,0 0,0">
          <text:p/>
        </draw:polygon>
        <draw:polygon draw:style-name="gr1" draw:text-style-name="P1" draw:layer="layout" svg:width="25.613cm" svg:height="0.052cm" svg:x="63.618cm" svg:y="36.992cm" svg:viewBox="0 0 25614 53" draw:points="0,53 25614,53 25614,0 0,0">
          <text:p/>
        </draw:polygon>
        <draw:polygon draw:style-name="gr1" draw:text-style-name="P1" draw:layer="layout" svg:width="25.613cm" svg:height="0.053cm" svg:x="63.618cm" svg:y="39.016cm" svg:viewBox="0 0 25614 54" draw:points="0,54 25614,54 25614,0 0,0">
          <text:p/>
        </draw:polygon>
        <draw:polygon draw:style-name="gr1" draw:text-style-name="P1" draw:layer="layout" svg:width="0.076cm" svg:height="2.077cm" svg:x="63.618cm" svg:y="36.992cm" svg:viewBox="0 0 77 2078" draw:points="0,2078 77,2078 77,0 0,0">
          <text:p/>
        </draw:polygon>
        <draw:polygon draw:style-name="gr1" draw:text-style-name="P1" draw:layer="layout" svg:width="0.074cm" svg:height="2.077cm" svg:x="89.156cm" svg:y="36.992cm" svg:viewBox="0 0 75 2078" draw:points="0,2078 75,2078 75,0 0,0">
          <text:p/>
        </draw:polygon>
        <draw:path draw:style-name="gr1" draw:text-style-name="P1" draw:layer="layout" svg:width="5.236cm" svg:height="0.686cm" svg:x="36.418cm" svg:y="43.687cm" svg:viewBox="0 0 5237 687" svg:d="M701 679l-82-165h-347l-82 165h-190l333-644h226l332 644zM446 134l-5 10c-4 12-8 24-14 39-6 13-44 89-113 231h263l-90-186-27-63zM1485 679c-2-5-4-17-6-34-2-19-4-36-4-47h-2c-40 60-115 89-226 89-82 0-144-22-188-67-44-44-67-108-67-189s23-144 71-188c46-46 113-68 199-68 50 0 92 8 129 22 36 15 63 37 82 66h2l-2-82v-181h182v571c0 30 2 66 6 108zM1475 428c0-53-13-94-36-122-25-28-62-43-113-43-48 0-85 14-108 42s-36 70-36 126c0 114 48 168 142 168 48 0 86-13 113-44 25-28 38-71 38-127zM1854 679v-379c0-26-2-50-2-67 0-18-3-34-5-49h176c0 6 2 22 4 50s4 47 4 56h3c16-35 33-59 46-74 14-13 31-23 50-31 19-5 44-10 71-10 23 0 42 3 56 8v105c-29-2-54-5-77-5-46 0-82 13-107 38-25 26-37 65-37 115v243zM2672 687c-107 0-189-22-245-64-57-45-86-109-86-193 0-83 29-144 88-189 56-44 138-66 245-66 100 0 175 24 230 71 52 47 79 116 79 207v3h-449c0 49 12 84 37 109 25 24 61 37 109 37 63 0 105-21 121-59l172 10c-50 90-151 134-301 134zM2672 256c-44 0-78 12-101 32-23 21-35 51-37 87h274c-5-39-17-69-42-88-23-21-55-31-94-31zM3726 534c0 49-27 86-82 112-56 28-133 41-232 41-96 0-169-10-219-32-53-21-86-54-103-100l159-16c11 23 25 39 48 50 21 9 61 14 115 14 53 0 90-4 113-14 23-9 34-24 34-43 0-16-9-28-28-37-18-10-50-17-96-25-102-13-171-26-207-39-35-12-63-28-81-48-19-20-30-44-30-72 0-47 27-84 78-110 52-27 125-40 219-40 84 0 151 12 201 34 52 24 84 56 96 99l-163 11c-4-19-17-33-35-44-21-9-55-14-99-14s-75 4-96 11c-23 8-33 21-33 39 0 14 8 26 25 35 16 9 44 15 83 20 55 8 105 15 147 24 44 9 77 19 102 29 28 12 46 27 63 46 15 18 21 41 21 69zM4477 534c0 49-27 86-84 112-54 28-131 41-230 41-96 0-169-10-221-32-51-21-84-54-101-100l159-16c8 23 25 39 48 50 21 9 61 14 115 14 53 0 90-4 113-14 23-9 34-24 34-43 0-16-9-28-27-37-19-10-51-17-97-25-102-13-171-26-207-39-35-12-63-28-81-48-19-20-30-44-30-72 0-47 25-84 78-110 52-27 125-40 219-40 84 0 151 12 201 34 50 24 84 56 94 99l-161 11c-4-19-16-33-37-44-19-9-53-14-97-14s-75 4-98 11c-21 8-31 21-31 39 0 14 8 26 25 35s44 15 83 20c55 8 105 15 147 24s77 19 102 29c26 12 46 27 61 46 17 18 23 41 23 69zM4925 687c-107 0-188-22-245-64-56-45-84-109-84-193 0-83 30-144 86-189 59-44 140-66 245-66 100 0 178 24 230 71 54 47 80 116 80 207v3h-450c0 49 12 84 40 109 25 24 60 37 106 37 65 0 105-21 122-59l171 10c-48 90-148 134-301 134zM4925 256c-44 0-75 12-98 32-24 21-36 51-38 87h272c-2-39-17-69-40-88-25-21-56-31-96-31z">
          <text:p/>
        </draw:path>
        <draw:polygon draw:style-name="gr1" draw:text-style-name="P1" draw:layer="layout" svg:width="54.394cm" svg:height="2.077cm" svg:x="34.667cm" svg:y="43.1cm" svg:viewBox="0 0 54395 2078" draw:points="0,2078 54395,2078 54395,0 0,0">
          <text:p/>
        </draw:polygon>
        <draw:path draw:style-name="gr1" draw:text-style-name="P1" draw:layer="layout" svg:width="10.353cm" svg:height="0.872cm" svg:x="36.123cm" svg:y="48.464cm" svg:viewBox="0 0 10354 873" svg:d="M703 680l-82-165h-347l-84 165h-190l335-646h226l332 646zM448 134l-4 10c-5 11-9 24-15 37-6 15-44 91-113 233h264l-90-186-28-63zM1487 680c-2-4-4-16-6-35-4-18-4-34-4-46h-2c-40 59-115 90-226 90-82 0-144-24-188-68-46-45-67-107-67-188 0-83 23-146 69-192 48-44 115-66 201-66 50 0 92 8 129 22 36 15 63 37 82 65h2l-2-81v-181h182v571c0 31 2 66 6 109zM1477 430c0-53-13-96-38-124-25-29-60-44-111-44-48 0-85 15-108 43-25 26-36 70-36 128 0 112 48 168 142 168 49 0 86-15 113-45 25-29 38-72 38-126zM1856 680v-380c0-28-2-50-2-67 0-18-2-34-5-49h176c0 6 2 22 4 50s2 46 2 56h5c16-35 33-60 46-74 14-14 31-25 50-31 19-7 42-10 71-10 23 0 42 2 56 6v107c-29-4-54-7-77-7-46 0-82 13-107 40-25 25-37 65-37 116v243zM2672 689c-105 0-187-22-243-66-57-45-86-108-86-193 0-83 29-146 88-189 57-44 138-66 243-66 102 0 178 24 232 71 52 47 79 116 79 207v5h-449c0 47 12 84 37 107 25 25 61 37 109 37 63 0 105-19 121-59l172 12c-50 88-151 134-303 134zM2672 256c-42 0-76 10-99 31s-35 50-37 90h272c-2-41-15-71-40-91-23-20-57-30-96-30zM3726 534c0 49-27 87-82 114-56 26-133 41-232 41-96 0-169-12-222-33-50-22-83-54-100-100l159-17c8 25 25 41 48 51 21 9 61 13 115 13 53 0 90-4 113-13s34-23 34-42c0-17-9-28-28-39-18-10-50-17-96-23-102-15-171-28-207-40-35-13-63-29-81-49-19-19-30-44-30-73 0-47 25-83 78-109 52-27 125-40 219-40 84 0 151 10 201 34 52 24 84 56 94 99l-161 11c-4-20-17-35-37-45-19-9-53-13-97-13s-75 2-96 10c-23 9-33 20-33 40 0 14 8 25 25 33 16 9 44 17 83 21 55 9 105 18 147 27 44 7 77 17 102 29 28 12 46 26 61 44 17 19 23 41 23 69zM4477 534c0 49-27 87-84 114-54 26-131 41-230 41-96 0-169-12-221-33-51-22-86-54-101-100l159-17c8 25 25 41 46 51 23 9 63 13 117 13 53 0 90-4 113-13s34-23 34-42c0-17-9-28-27-39-19-10-53-17-97-23-102-15-171-28-207-40-35-13-63-29-81-49-21-19-30-44-30-73 0-47 25-83 78-109 52-27 123-40 219-40 84 0 151 10 201 34s82 56 94 99l-161 11c-4-20-16-35-37-45-19-9-53-13-97-13s-75 2-98 10c-21 9-31 20-31 40 0 14 8 25 25 33 17 9 44 17 83 21 55 9 105 18 147 27 42 7 77 17 102 29 26 12 46 26 61 44 15 19 23 41 23 69zM4925 689c-107 0-188-22-245-66-56-45-84-108-84-193 0-83 30-146 86-189 59-44 140-66 245-66 100 0 178 24 230 71 54 47 80 116 80 207v5h-450c0 47 12 84 40 107 25 25 60 37 106 37 65 0 105-19 122-59l171 12c-48 88-148 134-301 134zM4925 256c-44 0-75 10-98 31-26 21-36 50-38 90h272c-4-41-17-71-40-91-25-20-56-30-96-30zM6433 430c0 82-23 146-71 191-46 44-113 68-199 68-48 0-92-8-127-24-36-13-65-35-84-64h-4c2 8 4 36 4 83v189h-184v-576c0-45 0-84-4-113h178c2 6 4 16 4 32 2 17 2 33 2 47h4c42-60 115-89 224-89 82 0 144 22 190 66 44 44 67 107 67 190zM6243 430c0-112-48-168-144-168-49 0-86 16-111 46-25 29-40 72-40 126 0 53 15 94 40 124 25 28 62 43 108 43 99 0 147-58 147-171zM7260 431c0 81-32 143-95 189-64 45-150 69-263 69-109 0-195-24-257-69-61-46-93-108-93-189s32-143 93-188c62-46 150-68 261-68 115 0 203 22 264 66 60 45 90 108 90 190zM7069 431c0-57-14-101-42-128-27-26-67-40-117-40-111 0-167 56-167 168 0 56 15 97 40 127 27 28 67 43 119 43 111 0 167-56 167-170zM8007 534c0 49-28 87-82 114-57 26-134 41-232 41-97 0-170-12-220-33-52-22-86-54-102-100l159-17c10 25 25 41 48 51 21 9 60 13 115 13 52 0 90-4 113-13s33-23 33-42c0-17-8-28-27-39-19-10-50-17-96-23-103-15-172-28-207-40-36-13-63-29-82-49-19-19-29-44-29-73 0-47 27-83 77-109 52-27 126-40 220-40 83 0 150 10 201 34 52 24 83 56 96 99l-163 11c-4-20-17-35-36-45-21-9-54-13-98-13s-76 2-96 10c-23 9-34 20-34 40 0 14 8 25 25 33 17 9 44 17 84 21 54 9 104 18 146 27 44 7 78 17 103 29 27 12 46 26 63 44 14 19 21 41 21 69zM8345 687c-52 0-94-10-123-31-29-20-44-51-44-92v-293h-88v-87h99l56-116h115v116h132v87h-132v257c0 24 6 43 19 53 12 12 33 18 61 18 14 0 33-3 60-6v80c-44 10-96 14-155 14zM8783 689c-67 0-120-13-159-40-38-26-57-62-57-109 0-51 23-91 71-118 48-26 115-39 205-41l153-1v-27c0-32-8-56-25-72s-42-23-77-23c-36 0-59 5-76 16-14 12-25 29-29 54l-190-6c12-48 44-85 94-110 52-25 121-37 207-37 90 0 157 15 205 46s73 75 73 131v181c0 28 4 47 13 57 8 11 23 16 44 16 14 0 27-1 41-3v70c-10 1-20 3-29 4-10 3-19 4-27 4-8 2-17 2-27 3-9 0-21 0-34 0-46 0-79-7-102-23-21-16-34-40-38-69h-4c-52 64-130 97-232 97zM8996 450l-94 2c-42 1-71 4-90 9-17 6-31 14-40 25-10 11-14 26-14 44 0 23 8 41 23 51 14 12 35 18 60 18 30 0 55-6 80-16 23-12 42-27 54-46 13-19 21-40 21-62zM9371 680v-680h184v680zM10042 689c-107 0-188-22-245-66-56-45-83-108-83-193 0-83 27-146 85-189 57-44 139-66 245-66 101 0 178 24 230 71 53 47 80 116 80 207v5h-450c0 47 13 84 38 107 25 25 62 37 109 37 64 0 104-19 121-59l171 12c-48 88-150 134-301 134zM10042 256c-44 0-77 10-100 31s-36 50-36 90h272c-4-41-17-71-42-91-23-20-54-30-94-30z">
          <text:p/>
        </draw:path>
        <draw:path draw:style-name="gr1" draw:text-style-name="P1" draw:layer="layout" svg:width="3.867cm" svg:height="0.686cm" svg:x="36.4cm" svg:y="57.863cm" svg:viewBox="0 0 3868 687" svg:d="M0 679v-645h720v104h-528v164h490v103h-490v169h555v105zM864 492v-111h337v111zM1772 679v-277c0-87-36-131-107-131-35 0-67 13-90 40-23 26-33 60-33 103v265h-184v-385c0-26 0-47 0-66-2-16-2-32-4-45h173c2 5 2 22 7 47 2 26 2 44 2 53h2c23-40 52-67 85-84 34-16 74-25 120-25 106 0 173 35 196 109h2c26-40 53-68 86-84 34-16 78-25 128-25 69 0 121 16 157 48 35 34 54 81 54 143v314h-182v-277c0-87-35-131-107-131-35 0-64 12-85 37-23 23-36 57-38 100v271zM2716 687c-69 0-122-13-159-39-38-25-59-62-59-109 0-52 25-90 71-118 48-27 117-40 207-40l151-3v-25c0-32-9-56-25-72-15-15-42-23-78-23-33 0-58 5-75 16-15 12-25 29-29 54l-191-6c13-48 44-86 97-112 50-23 119-36 207-36s157 16 205 45c48 33 71 77 71 133v181c0 26 4 45 12 56 11 12 26 16 46 16 13 0 28 0 40-2v68c-10 3-21 5-29 6-8 2-19 3-27 3-9 1-17 3-27 3-9 1-21 1-34 1-46 0-79-8-102-25-21-14-34-38-38-69h-4c-51 65-128 97-230 97zM2927 449l-94 1c-42 2-71 5-90 11-17 4-32 13-40 23-8 12-15 27-15 44 0 24 9 42 23 53 17 11 36 17 63 17s55-6 78-17 41-26 54-45c15-19 21-40 21-62zM3303 94v-94h182v94zM3303 679v-496h182v496zM3684 679v-679h184v679z">
          <text:p/>
        </draw:path>
        <draw:path draw:style-name="gr1" draw:text-style-name="P1" draw:layer="layout" svg:width="6.679cm" svg:height="0.879cm" svg:x="62.896cm" svg:y="57.647cm" svg:viewBox="0 0 6680 880" svg:d="M485 147v540h-190v-540h-295v-104h785v104zM1190 696c-106 0-188-22-242-66-59-44-86-107-86-193 0-82 29-146 86-188 58-44 140-66 245-66 100 0 177 23 230 70 54 47 79 116 79 208v4h-450c0 47 15 84 40 109 25 24 61 35 109 35 63 0 102-19 119-57l172 10c-48 89-149 134-302 134zM1190 263c-44 0-75 11-98 31-23 21-35 50-38 90h272c-2-41-16-70-39-91-25-19-57-30-97-30zM1082 146v-15l163-131h167v19l-219 127zM1653 687v-680h184v680zM2322 696c-104 0-186-22-242-66-57-44-86-107-86-193 0-82 29-146 88-188 56-44 138-66 242-66 103 0 178 23 233 70 52 47 79 116 79 208v4h-450c0 47 13 84 38 109 25 24 61 35 109 35 62 0 104-19 121-57l172 10c-51 89-151 134-304 134zM2322 263c-42 0-75 11-98 31-23 21-36 50-38 90h272c-2-41-14-70-40-91-23-19-56-30-96-30zM2213 146v-15l164-131h167v19l-220 127zM3450 437c0 83-23 147-71 191-46 46-113 68-199 68-48 0-92-7-128-22-35-15-64-37-83-66h-4c2 9 4 37 4 84v188h-184v-575c0-46 0-84-5-114h178c2 6 4 17 4 33 3 16 3 32 3 48h4c42-62 115-91 224-91 81 0 144 22 190 66 44 44 67 108 67 190zM3260 437c0-112-49-166-145-166-48 0-86 15-111 44s-39 72-39 127c0 53 14 94 39 123 25 28 63 43 111 43 96 0 145-56 145-171zM3789 290c25-37 56-65 92-82 38-17 81-25 134-25 75 0 132 16 171 48 40 32 59 80 59 141v315h-180v-276c0-89-42-131-126-131-43 0-79 13-106 39-27 27-40 61-40 103v265h-184v-680h184v186c0 34-2 66-6 97zM5101 440c0 80-32 143-97 187-62 46-150 69-261 69-109 0-195-23-258-69-62-46-94-107-94-187 0-81 32-144 94-190 63-45 149-67 262-67 115 0 203 22 262 66 60 44 92 107 92 191zM4908 440c0-60-12-103-40-129-27-27-67-40-119-40-111 0-165 56-165 169 0 55 12 97 40 125 27 30 67 43 117 43 113 0 167-56 167-168zM5711 687v-276c0-89-41-133-125-133-44 0-80 13-107 40-27 26-40 62-40 104v265h-184v-385c0-27 0-47 0-65-2-16-2-32-4-46h174c2 6 2 22 4 47s4 42 4 52h2c25-38 57-65 92-82 38-17 84-25 134-25 76 0 132 16 172 48s58 80 58 141v315zM6366 696c-104 0-186-22-242-66-57-44-86-107-86-193 0-82 29-146 88-188 56-44 138-66 244-66 101 0 176 23 231 70 52 47 79 116 79 208v4h-450c0 47 13 84 38 109 25 24 61 35 109 35 63 0 104-19 121-57l172 10c-51 89-151 134-304 134zM6366 263c-42 0-75 11-98 31-23 21-36 50-38 90h274c-4-41-16-70-41-91-23-19-55-30-97-30z">
          <text:p/>
        </draw:path>
        <draw:polygon draw:style-name="gr1" draw:text-style-name="P1" draw:layer="layout" svg:width="22.954cm" svg:height="0.052cm" svg:x="36.312cm" svg:y="69.029cm" svg:viewBox="0 0 22955 53" draw:points="0,53 22955,53 22955,0 0,0">
          <text:p/>
        </draw:polygon>
        <draw:polygon draw:style-name="gr1" draw:text-style-name="P1" draw:layer="layout" svg:width="54.394cm" svg:height="9.198cm" svg:x="34.667cm" svg:y="74.248cm" svg:viewBox="0 0 54395 9199" draw:points="0,9199 54395,9199 54395,0 0,0">
          <text:p/>
        </draw:polygon>
        <draw:polygon draw:style-name="gr1" draw:text-style-name="P1" draw:layer="layout" svg:width="48.419cm" svg:height="0.052cm" svg:x="35.425cm" svg:y="74.378cm" svg:viewBox="0 0 48420 53" draw:points="0,53 48420,53 48420,0 0,0">
          <text:p/>
        </draw:polygon>
        <draw:polygon draw:style-name="gr1" draw:text-style-name="P1" draw:layer="layout" svg:width="48.419cm" svg:height="0.052cm" svg:x="35.425cm" svg:y="83.205cm" svg:viewBox="0 0 48420 53" draw:points="0,53 48420,53 48420,0 0,0">
          <text:p/>
        </draw:polygon>
        <draw:polygon draw:style-name="gr1" draw:text-style-name="P1" draw:layer="layout" svg:width="0.076cm" svg:height="8.879cm" svg:x="35.425cm" svg:y="74.378cm" svg:viewBox="0 0 77 8880" draw:points="0,8880 77,8880 77,0 0,0">
          <text:p/>
        </draw:polygon>
        <draw:polygon draw:style-name="gr1" draw:text-style-name="P1" draw:layer="layout" svg:width="0.076cm" svg:height="8.879cm" svg:x="83.767cm" svg:y="74.378cm" svg:viewBox="0 0 77 8880" draw:points="0,8880 77,8880 77,0 0,0">
          <text:p/>
        </draw:polygon>
        <draw:path draw:style-name="gr1" draw:text-style-name="P1" draw:layer="layout" svg:width="8.945cm" svg:height="0.838cm" svg:x="35.431cm" svg:y="73.059cm" svg:viewBox="0 0 8946 839" svg:d="M502 645h-128l-374-645h130l255 453 54 115 53-115 253-453h130zM1502 397c0 87-27 151-79 193-55 43-134 64-237 64-102 0-180-23-232-67-52-42-79-107-79-190 0-170 106-256 315-256 107 0 187 21 237 64 50 41 75 106 75 192zM1381 397c0-67-15-117-44-148s-78-46-144-46c-70 0-118 15-149 47-29 31-46 80-46 147 0 65 17 114 46 146 29 34 77 50 142 50 69 0 119-16 149-48 31-31 46-81 46-148zM1931 640c-40 8-79 12-119 12-92 0-140-37-140-112v-330h-82v-60h88l33-112h78v112h129v60h-129v313c0 23 6 39 16 50 11 10 30 14 57 14 17 0 38-3 69-7zM2044 645v-379c0-35 0-73-2-116h109c4 56 6 90 6 102h2c19-43 40-72 63-87 25-16 58-24 102-24 17 0 34 2 48 5v76c-14-3-35-6-60-6-48 0-86 15-113 45-25 29-38 72-38 126v258zM2586 415c0 57 17 100 50 131 34 31 82 46 147 46 50 0 89-8 121-22 29-14 50-31 61-53l102 20c-42 78-136 117-284 117-105 0-185-23-239-65-54-44-82-109-82-195 0-80 28-144 82-186 54-45 132-67 232-67 207 0 312 89 312 264v10zM2967 352c-9-52-28-90-59-114-29-23-75-35-132-35-56 0-102 13-136 40-33 26-50 62-54 109zM4038 645v-314c0-47-11-81-27-98-19-20-53-28-101-28-50 0-90 13-119 39-29 28-44 65-44 114v287h-115v-389c0-57-2-93-4-106h111c0 2 0 6 0 13 2 6 2 15 2 24 2 7 2 23 2 49h2c25-36 54-59 86-74 33-13 73-21 119-21 52 0 94 8 125 22 32 15 53 40 65 73h2c25-34 55-58 88-73 36-14 76-22 126-22 71 0 121 14 155 42 31 26 48 70 48 132v330h-115v-314c0-47-11-81-30-98-18-20-52-28-100-28-50 0-90 13-119 39-28 28-42 65-42 114v287zM4837 415c0 57 17 100 50 131 34 31 84 46 149 46 50 0 90-8 121-22 29-14 50-31 61-53l102 20c-42 78-136 117-284 117-107 0-186-23-241-65-54-44-81-109-81-195 0-80 27-144 81-186 55-45 132-67 234-67 208 0 312 89 312 264v10zM5220 352c-9-52-27-90-59-114-29-23-75-35-132-35-56 0-104 13-138 40-33 26-50 62-54 109zM6027 508c0 47-25 82-75 107s-121 39-211 39c-86 0-153-11-201-31-46-20-77-52-92-95l102-13c11 27 32 46 61 58 31 11 75 19 130 19 60 0 104-8 132-19 27-14 41-33 41-58 0-19-10-35-29-47-19-13-50-23-92-31l-84-16c-67-12-115-24-142-35-29-12-52-27-67-43-17-18-25-37-25-62 0-45 23-79 69-103 46-23 113-35 201-35 75 0 138 10 182 29 46 19 75 50 88 91l-105 9c-6-20-25-38-52-50-29-12-67-17-113-17-54 0-92 5-117 17-25 11-38 28-38 50 0 15 4 27 15 36 10 8 25 17 46 23s63 15 130 27c60 10 104 20 131 29 28 10 51 21 65 31 17 12 27 25 38 40 8 14 12 31 12 50zM6703 508c0 47-25 82-75 107s-119 39-209 39c-88 0-155-11-201-31-48-20-80-52-94-95l104-13c9 27 30 46 61 58 31 11 75 19 130 19 60 0 104-8 131-19 28-14 40-33 40-58 0-19-8-35-29-47-19-13-50-23-92-31l-82-16c-67-12-115-24-144-35-27-12-50-27-67-43-15-18-23-37-23-62 0-45 23-79 67-103 46-23 113-35 201-35 77 0 138 10 184 29s75 50 88 91l-107 9c-6-20-23-38-52-50-28-12-65-17-113-17-53 0-92 5-117 17-26 11-38 28-38 50 0 15 6 27 17 36 10 8 25 17 46 23 18 6 62 15 127 27 63 10 107 20 134 29 27 10 48 21 65 31 15 12 27 25 36 40 8 14 12 31 12 50zM7034 654c-71 0-124-14-159-40-36-27-55-62-55-108 0-50 25-89 74-117 46-27 123-42 230-43l157-3v-27c0-39-11-69-36-86s-63-25-113-25c-52 0-92 5-115 17-23 14-38 33-42 61l-123-8c21-90 115-134 282-134 88 0 155 15 199 43s67 69 67 124v213c0 24 4 43 12 55 11 13 28 19 53 19 12 0 25-2 39-3v50c-31 6-60 7-90 7-43 0-75-7-96-23-19-17-29-42-31-76h-6c-30 37-63 64-103 80s-88 24-144 24zM7059 592c44 0 81-6 115-21 33-13 58-32 79-56 19-23 28-48 28-73v-40l-126 1c-56 0-98 5-125 12-30 7-51 18-67 34-15 15-21 34-21 59 0 26 10 47 29 62 21 14 50 22 88 22zM7871 839c-76 0-136-10-182-32-47-21-76-52-88-90l117-12c8 22 25 40 52 53 25 12 61 18 105 18 115 0 173-47 173-143v-80h-2c-21 31-50 55-90 71-39 16-83 25-134 25-85 0-150-21-190-60-42-41-61-105-61-190 0-88 21-152 65-194s109-62 199-62c48 0 92 9 130 25 35 15 65 38 83 68h2c0-9 0-26 3-48 2-23 4-35 4-38h111c-2 18-2 52-2 103v378c0 139-99 208-295 208zM8048 397c0-39-8-75-23-103-16-29-37-51-67-67-27-15-58-22-94-22-60 0-104 14-132 45-27 31-39 80-39 147 0 68 12 117 37 146 25 30 69 44 132 44 36 0 69-7 96-22 30-16 51-38 67-66 15-28 23-62 23-102zM8444 415c0 57 17 100 50 131s84 46 146 46c51 0 92-8 122-22 31-14 52-31 63-53l102 20c-42 78-138 117-287 117-102 0-182-23-236-65-54-44-82-109-82-195 0-80 28-144 82-186 54-45 132-67 232-67 207 0 310 89 310 264v10zM8825 352c-7-52-26-90-57-114-31-23-75-35-134-35-56 0-100 13-134 40-33 26-50 62-54 109z">
          <text:p/>
        </draw:path>
        <draw:path draw:style-name="gr1" draw:text-style-name="P8" draw:layer="layout" svg:width="9.476cm" svg:height="0.884cm" svg:x="35.609cm" svg:y="85.527cm" svg:viewBox="0 0 9477 885" svg:d="M123 116v240h511v72h-511v261h-123v-643h649v70zM803 90v-78h115v78zM803 689v-495h115v495zM1199 440c0 65 14 113 44 146 29 31 73 47 134 47 39 0 75-7 102-24 29-16 46-39 52-73l120 6c-11 47-38 85-88 113-48 28-109 43-184 43-99 0-174-22-224-65-52-44-78-108-78-191s26-146 78-190 125-67 224-67c71 0 129 14 178 40 48 27 77 62 87 108l-119 7c-6-28-21-50-46-66s-58-24-104-24c-61 0-107 13-134 43-28 29-42 78-42 147zM1902 280c27-33 56-56 92-71 35-16 79-24 134-24 75 0 131 14 167 40 38 28 54 72 54 134v330h-117v-314c0-34-4-60-14-76-9-18-23-30-44-38s-51-12-86-12c-54 0-98 13-132 39-33 28-50 64-50 109v292h-117v-677h117v175c0 19 0 38-2 59-2 19-2 31-2 34zM2538 90v-78h115v78zM2538 689v-495h115v495zM2933 459c0 56 17 100 50 131 34 31 82 46 147 46 50 0 92-8 121-22 32-13 50-33 63-53l102 20c-41 77-138 117-286 117-105 0-182-22-237-65-54-44-81-109-81-194 0-81 27-145 81-189 55-42 132-65 233-65 207 0 309 89 309 264v10zM3314 396c-6-52-25-90-57-113-31-24-75-37-133-37-57 0-103 13-134 40-34 26-53 63-55 110zM3598 689v-380c0-34-2-72-4-115h109c4 56 6 90 6 102h2c19-43 40-72 65-87 23-16 59-24 103-24 14 0 31 2 48 5v76c-17-3-38-5-63-5-48 0-86 14-111 44-25 29-39 72-39 126v258zM4611 698c-71 0-123-14-159-40-36-27-54-62-54-108 0-50 25-89 71-117 48-27 125-41 232-44l157-2v-26c0-40-13-70-36-87-25-18-62-25-113-25-52 0-92 6-115 17-23 14-37 33-42 61l-123-8c21-89 115-134 282-134 88 0 155 15 199 43s67 69 67 124v213c0 24 4 43 13 55 10 11 27 19 52 19 13 0 25-2 40-3v50c-32 6-61 7-90 7-44 0-78-7-96-23-19-16-32-42-34-75h-4c-29 36-63 63-103 79-39 16-87 24-144 24zM4636 636c44 0 82-8 115-21 34-13 59-32 78-56 21-23 29-48 29-73v-40l-126 1c-56 0-98 5-127 12-27 8-50 18-65 34-15 15-21 34-21 59 0 26 8 47 29 62 21 14 50 22 88 22zM4747 140l-215-127v-13h136l140 131v9zM5563 90v-78h117v78zM5680 749c0 47-12 81-40 102-25 20-65 34-117 34-33 0-60-2-81-6v-64l39 3c32 0 53-6 63-16 13-12 19-32 19-65v-543h117zM6465 442c0 86-28 150-82 192-54 43-132 64-236 64-101 0-178-22-233-67-52-42-77-107-77-189 0-171 105-257 314-257 109 0 186 21 236 64 50 41 78 106 78 193zM6341 442c0-70-14-118-44-149-27-31-75-47-144-47s-117 16-149 47c-29 32-44 81-44 149 0 64 15 113 44 145 30 33 78 50 143 50 69 0 119-16 150-48 30-31 44-81 44-147zM6619 90v-78h118v78zM6619 689v-495h118v495zM7375 689v-314c0-32-4-57-13-75-10-17-25-31-44-39s-48-12-86-12c-56 0-104 13-136 41-33 26-50 65-50 112v287h-115v-389c0-57-2-92-4-106h109c2 2 2 6 2 14 0 5 2 14 2 22s2 25 2 50h2c27-36 57-59 92-74 38-13 82-21 134-21 78 0 134 14 170 42 35 26 54 70 54 132v330zM8124 609c-21 33-51 55-86 68-36 13-80 21-134 21-88 0-153-21-195-64-41-41-62-106-62-191 0-171 85-258 257-258 54 0 98 8 134 21 35 15 65 35 86 66h2l-2-56v-204h117v575c0 52 0 86 2 102h-109c-2-5-4-16-6-34 0-18-2-32-2-46zM7770 442c0 69 13 117 38 148 27 30 69 44 127 44 65 0 113-16 145-48 29-33 44-83 44-150s-15-114-44-145c-32-29-78-45-145-45-58 0-100 16-125 47-27 29-40 79-40 149zM8433 689v-380c0-34 0-72-2-115h109c4 56 6 90 6 102h2c19-43 40-72 65-87 23-16 57-24 101-24 16 0 33 2 50 5v76c-17-3-38-5-63-5-48 0-86 14-111 44-27 29-40 72-40 126v258zM8975 459c0 56 17 100 50 131 34 31 82 46 147 46 50 0 90-8 121-22 29-13 50-33 61-53l102 20c-41 77-136 117-284 117-105 0-184-22-239-65-54-44-81-109-81-194 0-81 27-145 81-189 55-42 132-65 233-65 207 0 311 89 311 264v10zM9356 396c-6-52-27-90-57-113-31-24-77-37-133-37-57 0-103 13-136 40-32 26-51 63-55 110z">
          <text:p/>
        </draw:path>
        <draw:polygon draw:style-name="gr1" draw:text-style-name="P1" draw:layer="layout" svg:width="16.608cm" svg:height="1.35cm" svg:x="35.351cm" svg:y="86.839cm" svg:viewBox="0 0 16609 1351" draw:points="0,1351 16609,1351 16609,0 0,0">
          <text:p/>
        </draw:polygon>
        <draw:polygon draw:style-name="gr1" draw:text-style-name="P1" draw:layer="layout" svg:width="16.608cm" svg:height="0.053cm" svg:x="35.351cm" svg:y="86.839cm" svg:viewBox="0 0 16609 54" draw:points="0,54 16609,54 16609,0 0,0">
          <text:p/>
        </draw:polygon>
        <draw:polygon draw:style-name="gr1" draw:text-style-name="P1" draw:layer="layout" svg:width="16.608cm" svg:height="0.052cm" svg:x="35.351cm" svg:y="88.137cm" svg:viewBox="0 0 16609 53" draw:points="0,53 16609,53 16609,0 0,0">
          <text:p/>
        </draw:polygon>
        <draw:polygon draw:style-name="gr1" draw:text-style-name="P1" draw:layer="layout" svg:width="0.074cm" svg:height="1.35cm" svg:x="35.351cm" svg:y="86.839cm" svg:viewBox="0 0 75 1351" draw:points="0,1351 75,1351 75,0 0,0">
          <text:p/>
        </draw:polygon>
        <draw:polygon draw:style-name="gr1" draw:text-style-name="P1" draw:layer="layout" svg:width="0.076cm" svg:height="1.35cm" svg:x="51.883cm" svg:y="86.839cm" svg:viewBox="0 0 77 1351" draw:points="0,1351 77,1351 77,0 0,0">
          <text:p/>
        </draw:polygon>
        <draw:custom-shape draw:style-name="gr8" draw:text-style-name="P10" draw:layer="layout" svg:width="21.967cm" svg:height="1.841cm" svg:x="26.75cm" svg:y="84.973cm">
          <text:p text:style-name="P9"><text:span text:style-name="T2">Fichier à join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21.968cm" svg:height="1.841cm" svg:x="24.75cm" svg:y="51.5cm">
          <text:p text:style-name="P9"><text:span text:style-name="T2">V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21.967cm" svg:height="1.732cm" svg:x="25.033cm" svg:y="57.288cm">
          <text:p text:style-name="P9"><text:span text:style-name="T2">E-m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21.967cm" svg:height="1.837cm" svg:x="54.533cm" svg:y="57.183cm">
          <text:p text:style-name="P9"><text:span text:style-name="T2">Télé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2" draw:layer="layout" svg:width="49.688cm" svg:height="3.312cm" svg:x="37.283cm" svg:y="29.722cm">
          <text:p text:style-name="P11"><text:span text:style-name="T3">Allez plus que quelques minutes avant de nous contacter</text:span><text:span text:style-name="T4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26.152cm" svg:height="1.838cm" svg:x="52.5cm" svg:y="51.624cm">
          <text:p text:style-name="P9"><text:span text:style-name="T2">Code post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21.967cm" svg:height="1.843cm" svg:x="26.75cm" svg:y="46.268cm">
          <text:p text:style-name="P9"><text:span text:style-name="T2">Adresse post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1.967cm" svg:height="1.84cm" svg:x="25.25cm" svg:y="40.973cm">
          <text:p text:style-name="P9"><text:span text:style-name="T2">Adre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1.967cm" svg:height="1.841cm" svg:x="26.533cm" svg:y="72.426cm">
          <text:p text:style-name="P9"><text:span text:style-name="T2">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0" draw:layer="layout" svg:width="21.966cm" svg:height="1.841cm" svg:x="28.034cm" svg:y="66.868cm">
          <text:p text:style-name="P9"><text:span text:style-name="T2">Objet de votre mess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0" draw:layer="layout" svg:width="21.967cm" svg:height="1.84cm" svg:x="54cm" svg:y="35.152cm">
          <text:p text:style-name="P9"><text:span text:style-name="T2">Pré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21.967cm" svg:height="1.841cm" svg:x="24.75cm" svg:y="35.272cm">
          <text:p text:style-name="P9"><text:span text:style-name="T2">N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draw:layer="layout" svg:width="9.5cm" svg:height="1.841cm" svg:x="34.5cm" svg:y="64.906cm">
          <text:p text:style-name="P9"><text:span text:style-name="T2">Un(e) particuli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0" draw:layer="layout" svg:width="9.5cm" svg:height="1.836cm" svg:x="34.25cm" svg:y="63.273cm">
          <text:p text:style-name="P9"><text:span text:style-name="T2">Une entrepri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5" draw:layer="layout" svg:width="16.214cm" svg:height="2.575cm" svg:x="48.789cm" svg:y="90.807cm">
          <text:p text:style-name="P14"><text:span text:style-name="T5">Envo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1" draw:text-style-name="P16" draw:layer="layout" svg:width="0cm" svg:height="0cm" svg:x="17.269cm" svg:y="98.381cm" svg:viewBox="0 0 0 0" draw:points="0,0">
          <text:p/>
        </draw:polygon>
        <draw:polygon draw:style-name="gr1" draw:text-style-name="P1" draw:layer="layout" svg:width="54.394cm" svg:height="2.077cm" svg:x="34.667cm" svg:y="48.122cm" svg:viewBox="0 0 54395 2078" draw:points="0,2078 54395,2078 54395,0 0,0">
          <text:p/>
        </draw:polygon>
        <draw:polygon draw:style-name="gr1" draw:text-style-name="P1" draw:layer="layout" svg:width="25.611cm" svg:height="2.077cm" svg:x="34.684cm" svg:y="53.771cm" svg:viewBox="0 0 25612 2078" draw:points="0,2078 25612,2078 25612,0 0,0">
          <text:p/>
        </draw:polygon>
        <draw:polygon draw:style-name="gr1" draw:text-style-name="P1" draw:layer="layout" svg:width="25.613cm" svg:height="2.077cm" svg:x="63.449cm" svg:y="53.642cm" svg:viewBox="0 0 25614 2078" draw:points="0,2078 25614,2078 25614,0 0,0">
          <text:p/>
        </draw:polygon>
        <draw:polygon draw:style-name="gr1" draw:text-style-name="P1" draw:layer="layout" svg:width="25.611cm" svg:height="2.077cm" svg:x="34.684cm" svg:y="59.161cm" svg:viewBox="0 0 25612 2078" draw:points="0,2078 25612,2078 25612,0 0,0">
          <text:p/>
        </draw:polygon>
        <draw:polygon draw:style-name="gr1" draw:text-style-name="P1" draw:layer="layout" svg:width="25.611cm" svg:height="2.077cm" svg:x="63.451cm" svg:y="59.161cm" svg:viewBox="0 0 25612 2078" draw:points="0,2078 25612,2078 25612,0 0,0">
          <text:p/>
        </draw:polygon>
        <draw:polygon draw:style-name="gr1" draw:text-style-name="P1" draw:layer="layout" svg:width="22.954cm" svg:height="2.077cm" svg:x="35.249cm" svg:y="86.759cm" svg:viewBox="0 0 22955 2078" draw:points="0,2078 22955,2078 22955,0 0,0">
          <text:p/>
        </draw:polygon>
        <draw:polygon draw:style-name="gr1" draw:text-style-name="P1" draw:layer="layout" svg:width="25.611cm" svg:height="2.077cm" svg:x="34.667cm" svg:y="68.858cm" svg:viewBox="0 0 25612 2078" draw:points="0,2078 25612,2078 25612,0 0,0">
          <text:p/>
        </draw:polygon>
        <draw:polygon draw:style-name="gr1" draw:text-style-name="P1" draw:layer="layout" svg:width="25.611cm" svg:height="2.077cm" svg:x="34.684cm" svg:y="86.759cm" svg:viewBox="0 0 25612 2078" draw:points="0,2078 25612,2078 25612,0 0,0">
          <text:p/>
        </draw:polygon>
        <draw:polygon draw:style-name="gr1" draw:text-style-name="P1" draw:layer="layout" svg:width="1.045cm" svg:height="0.784cm" svg:x="34.75cm" svg:y="63.599cm" svg:viewBox="0 0 1046 785" draw:points="0,785 1046,785 1046,0 0,0">
          <text:p/>
        </draw:polygon>
        <draw:polygon draw:style-name="gr1" draw:text-style-name="P1" draw:layer="layout" svg:width="1.045cm" svg:height="0.784cm" svg:x="34.75cm" svg:y="65.234cm" svg:viewBox="0 0 1046 785" draw:points="0,785 1046,785 1046,0 0,0">
          <text:p/>
        </draw:polygon>
        <draw:polygon draw:style-name="gr1" draw:text-style-name="P1" draw:layer="layout" svg:width="118.253cm" svg:height="0.077cm" svg:x="0cm" svg:y="96.922cm" svg:viewBox="0 0 118254 78" draw:points="0,78 118254,78 118254,0 0,0">
          <text:p/>
        </draw:polygon>
        <draw:custom-shape draw:style-name="gr6" draw:text-style-name="P7" draw:layer="layout" svg:width="10cm" svg:height="9.785cm" svg:x="54cm" svg:y="15.465cm">
          <text:p text:style-name="P6"><text:span text:style-name="T1">Image de contac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entury" svg:font-family="Centur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pyrus" svg:font-family="Papyrus" style:font-family-generic="script" style:font-pitch="variable"/>
    <style:font-face style:name="Bahnschrift Light Condensed" svg:font-family="'Bahnschrift Light Condensed'" style:font-adornments="Light Condensed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0-11-25T19:10:59.686000000</dc:date>
    <meta:editing-duration>PT15M8S</meta:editing-duration>
    <meta:editing-cycles>2</meta:editing-cycles>
    <meta:generator>LibreOffice/7.0.1.2$Windows_X86_64 LibreOffice_project/7cbcfc562f6eb6708b5ff7d7397325de9e764452</meta:generator>
    <meta:document-statistic meta:object-count="122"/>
  </office:meta>
</office:document-meta>
</file>